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6.91pt"/>
    </style:style>
    <style:style style:name="co3" style:family="table-column">
      <style:table-column-properties fo:break-before="auto" style:column-width="63.8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3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7" table:default-cell-style-name="ce14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6" office:value-type="string" calcext:value-type="string" table:number-columns-spanned="12" table:number-rows-spanned="1">
            <text:p>Dos objetivos</text:p>
          </table:table-cell>
          <table:covered-table-cell table:number-columns-repeated="7"/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4" table:number-rows-spanned="1">
            <text:p>VSD-MOEA/D en sólo una variable DI=0.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VSD-MOEA/D en sólo una variable DI=0.0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 <text:s/>en sólo una variabl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EA/D-D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8579655536" calcext:value-type="float">
            <text:p>0.9986</text:p>
          </table:table-cell>
          <table:table-cell office:value-type="float" office:value="0.999189506887" calcext:value-type="float">
            <text:p>0.9992</text:p>
          </table:table-cell>
          <table:table-cell office:value-type="float" office:value="0.998983855543" calcext:value-type="float">
            <text:p>0.9990</text:p>
          </table:table-cell>
          <table:table-cell office:value-type="float" office:value="0.000140338764835" calcext:value-type="float">
            <text:p>0.0001</text:p>
          </table:table-cell>
          <table:table-cell office:value-type="float" office:value="0.951859268763" calcext:value-type="float">
            <text:p>0.9519</text:p>
          </table:table-cell>
          <table:table-cell office:value-type="float" office:value="0.999222952814" calcext:value-type="float">
            <text:p>0.9992</text:p>
          </table:table-cell>
          <table:table-cell office:value-type="float" office:value="0.994870431425" calcext:value-type="float">
            <text:p>0.9949</text:p>
          </table:table-cell>
          <table:table-cell office:value-type="float" office:value="0.011196833912" calcext:value-type="float">
            <text:p>0.0112</text:p>
          </table:table-cell>
          <table:table-cell office:value-type="float" office:value="0.889564352915" calcext:value-type="float">
            <text:p>0.8896</text:p>
          </table:table-cell>
          <table:table-cell office:value-type="float" office:value="0.999026882323" calcext:value-type="float">
            <text:p>0.9990</text:p>
          </table:table-cell>
          <table:table-cell office:value-type="float" office:value="0.969517652566" calcext:value-type="float">
            <text:p>0.9695</text:p>
          </table:table-cell>
          <table:table-cell office:value-type="float" office:value="0.0252550953828" calcext:value-type="float">
            <text:p>0.0253</text:p>
          </table:table-cell>
          <table:table-cell office:value-type="float" office:value="0.956904709866" calcext:value-type="float">
            <text:p>0.9569</text:p>
          </table:table-cell>
          <table:table-cell office:value-type="float" office:value="0.999336477656" calcext:value-type="float">
            <text:p>0.9993</text:p>
          </table:table-cell>
          <table:table-cell office:value-type="float" office:value="0.997102871493" calcext:value-type="float">
            <text:p>0.9971</text:p>
          </table:table-cell>
          <table:table-cell office:value-type="float" office:value="0.00887446879955" calcext:value-type="float">
            <text:p>0.0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7423249229" calcext:value-type="float">
            <text:p>0.9974</text:p>
          </table:table-cell>
          <table:table-cell office:value-type="float" office:value="0.999428345462" calcext:value-type="float">
            <text:p>0.9994</text:p>
          </table:table-cell>
          <table:table-cell office:value-type="float" office:value="0.998726154708" calcext:value-type="float">
            <text:p>0.9987</text:p>
          </table:table-cell>
          <table:table-cell office:value-type="float" office:value="0.000561888458672" calcext:value-type="float">
            <text:p>0.0006</text:p>
          </table:table-cell>
          <table:table-cell office:value-type="float" office:value="0.997971804111" calcext:value-type="float">
            <text:p>0.9980</text:p>
          </table:table-cell>
          <table:table-cell office:value-type="float" office:value="0.999461320028" calcext:value-type="float">
            <text:p>0.9995</text:p>
          </table:table-cell>
          <table:table-cell office:value-type="float" office:value="0.998961996107" calcext:value-type="float">
            <text:p>0.9990</text:p>
          </table:table-cell>
          <table:table-cell office:value-type="float" office:value="0.000364869181017" calcext:value-type="float">
            <text:p>0.0004</text:p>
          </table:table-cell>
          <table:table-cell office:value-type="float" office:value="0.898987629522" calcext:value-type="float">
            <text:p>0.8990</text:p>
          </table:table-cell>
          <table:table-cell office:value-type="float" office:value="0.960778399789" calcext:value-type="float">
            <text:p>0.9608</text:p>
          </table:table-cell>
          <table:table-cell office:value-type="float" office:value="0.937848731005" calcext:value-type="float">
            <text:p>0.9378</text:p>
          </table:table-cell>
          <table:table-cell office:value-type="float" office:value="0.0138431894092" calcext:value-type="float">
            <text:p>0.0138</text:p>
          </table:table-cell>
          <table:table-cell office:value-type="float" office:value="0.999645140976" calcext:value-type="float">
            <text:p>0.9996</text:p>
          </table:table-cell>
          <table:table-cell office:value-type="float" office:value="0.99965073445" calcext:value-type="float">
            <text:p>0.9997</text:p>
          </table:table-cell>
          <table:table-cell office:value-type="float" office:value="0.999648840987" calcext:value-type="float">
            <text:p>0.9996</text:p>
          </table:table-cell>
          <table:table-cell office:value-type="float" office:value="0.00000100590931138" calcext:value-type="float">
            <text:p>0.0000</text:p>
          </table:table-cell>
          <table:table-cell table:number-columns-repeated="2"/>
          <table:table-cell table:style-name="ce14"/>
          <table:table-cell table:style-name="ce18" office:value-type="string" calcext:value-type="string">
            <text:p>2 objetivos</text:p>
          </table:table-cell>
          <table:table-cell table:style-name="ce18" office:value-type="string" calcext:value-type="string">
            <text:p>3 objetivos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6174155893" calcext:value-type="float">
            <text:p>0.9962</text:p>
          </table:table-cell>
          <table:table-cell office:value-type="float" office:value="0.998966898705" calcext:value-type="float">
            <text:p>0.9990</text:p>
          </table:table-cell>
          <table:table-cell office:value-type="float" office:value="0.997964748072" calcext:value-type="float">
            <text:p>0.9980</text:p>
          </table:table-cell>
          <table:table-cell office:value-type="float" office:value="0.000661024962864" calcext:value-type="float">
            <text:p>0.0007</text:p>
          </table:table-cell>
          <table:table-cell office:value-type="float" office:value="0.995083134927" calcext:value-type="float">
            <text:p>0.9951</text:p>
          </table:table-cell>
          <table:table-cell office:value-type="float" office:value="0.998657498899" calcext:value-type="float">
            <text:p>0.9987</text:p>
          </table:table-cell>
          <table:table-cell office:value-type="float" office:value="0.998038318815" calcext:value-type="float">
            <text:p>0.9980</text:p>
          </table:table-cell>
          <table:table-cell office:value-type="float" office:value="0.00068283503235" calcext:value-type="float">
            <text:p>0.0007</text:p>
          </table:table-cell>
          <table:table-cell office:value-type="float" office:value="0.920801590627" calcext:value-type="float">
            <text:p>0.9208</text:p>
          </table:table-cell>
          <table:table-cell office:value-type="float" office:value="0.997053124384" calcext:value-type="float">
            <text:p>0.9971</text:p>
          </table:table-cell>
          <table:table-cell office:value-type="float" office:value="0.979419589784" calcext:value-type="float">
            <text:p>0.9794</text:p>
          </table:table-cell>
          <table:table-cell office:value-type="float" office:value="0.0155210854996" calcext:value-type="float">
            <text:p>0.0155</text:p>
          </table:table-cell>
          <table:table-cell office:value-type="float" office:value="0.999182787295" calcext:value-type="float">
            <text:p>0.9992</text:p>
          </table:table-cell>
          <table:table-cell office:value-type="float" office:value="0.999204880096" calcext:value-type="float">
            <text:p>0.9992</text:p>
          </table:table-cell>
          <table:table-cell office:value-type="float" office:value="0.999191689703" calcext:value-type="float">
            <text:p>0.9992</text:p>
          </table:table-cell>
          <table:table-cell office:value-type="float" office:value="0.00000574927115621" calcext:value-type="float">
            <text:p>0.0000</text:p>
          </table:table-cell>
          <table:table-cell table:number-columns-repeated="2"/>
          <table:table-cell table:style-name="ce18" office:value-type="string" calcext:value-type="string">
            <text:p>VSD-MOEA/D en sólo una variable DI=0.4</text:p>
          </table:table-cell>
          <table:table-cell table:style-name="ce18" office:value-type="float" office:value="0.988253233379391" calcext:value-type="float">
            <text:p>0.9883</text:p>
          </table:table-cell>
          <table:table-cell table:style-name="ce18" office:value-type="float" office:value="0.977676676451789" calcext:value-type="float">
            <text:p>0.9777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8730605623" calcext:value-type="float">
            <text:p>0.9987</text:p>
          </table:table-cell>
          <table:table-cell office:value-type="float" office:value="0.998862522321" calcext:value-type="float">
            <text:p>0.9989</text:p>
          </table:table-cell>
          <table:table-cell office:value-type="float" office:value="0.998808422927" calcext:value-type="float">
            <text:p>0.9988</text:p>
          </table:table-cell>
          <table:table-cell office:value-type="float" office:value="0.0000321561331661" calcext:value-type="float">
            <text:p>0.0000</text:p>
          </table:table-cell>
          <table:table-cell office:value-type="float" office:value="0.998777422361" calcext:value-type="float">
            <text:p>0.9988</text:p>
          </table:table-cell>
          <table:table-cell office:value-type="float" office:value="0.998857009416" calcext:value-type="float">
            <text:p>0.9989</text:p>
          </table:table-cell>
          <table:table-cell office:value-type="float" office:value="0.998820180383" calcext:value-type="float">
            <text:p>0.9988</text:p>
          </table:table-cell>
          <table:table-cell office:value-type="float" office:value="0.0000240586161355" calcext:value-type="float">
            <text:p>0.0000</text:p>
          </table:table-cell>
          <table:table-cell office:value-type="float" office:value="0.996289725656" calcext:value-type="float">
            <text:p>0.9963</text:p>
          </table:table-cell>
          <table:table-cell office:value-type="float" office:value="0.998534622412" calcext:value-type="float">
            <text:p>0.9985</text:p>
          </table:table-cell>
          <table:table-cell office:value-type="float" office:value="0.99785640155" calcext:value-type="float">
            <text:p>0.9979</text:p>
          </table:table-cell>
          <table:table-cell office:value-type="float" office:value="0.000470881058883" calcext:value-type="float">
            <text:p>0.0005</text:p>
          </table:table-cell>
          <table:table-cell office:value-type="float" office:value="0.998833382128" calcext:value-type="float">
            <text:p>0.9988</text:p>
          </table:table-cell>
          <table:table-cell office:value-type="float" office:value="0.998890808062" calcext:value-type="float">
            <text:p>0.9989</text:p>
          </table:table-cell>
          <table:table-cell office:value-type="float" office:value="0.998880676251" calcext:value-type="float">
            <text:p>0.9989</text:p>
          </table:table-cell>
          <table:table-cell office:value-type="float" office:value="0.0000103108621218" calcext:value-type="float">
            <text:p>0.0000</text:p>
          </table:table-cell>
          <table:table-cell table:number-columns-repeated="2"/>
          <table:table-cell table:style-name="ce18" office:value-type="string" calcext:value-type="string">
            <text:p>VSD-MOEA/D en sólo una variable DI=0.04</text:p>
          </table:table-cell>
          <table:table-cell table:style-name="ce14" office:value-type="float" office:value="0.94128005256813" calcext:value-type="float">
            <text:p>0.9413</text:p>
          </table:table-cell>
          <table:table-cell table:style-name="ce14" office:value-type="float" office:value="0.947544792947789" calcext:value-type="float">
            <text:p>0.9475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944971104887" calcext:value-type="float">
            <text:p>0.9450</text:p>
          </table:table-cell>
          <table:table-cell office:value-type="float" office:value="0.979220747846" calcext:value-type="float">
            <text:p>0.9792</text:p>
          </table:table-cell>
          <table:table-cell office:value-type="float" office:value="0.964022549257" calcext:value-type="float">
            <text:p>0.9640</text:p>
          </table:table-cell>
          <table:table-cell office:value-type="float" office:value="0.00863529384871" calcext:value-type="float">
            <text:p>0.0086</text:p>
          </table:table-cell>
          <table:table-cell office:value-type="float" office:value="0.901132280752" calcext:value-type="float">
            <text:p>0.9011</text:p>
          </table:table-cell>
          <table:table-cell office:value-type="float" office:value="0.907135802289" calcext:value-type="float">
            <text:p>0.9071</text:p>
          </table:table-cell>
          <table:table-cell office:value-type="float" office:value="0.902673924541" calcext:value-type="float">
            <text:p>0.9027</text:p>
          </table:table-cell>
          <table:table-cell office:value-type="float" office:value="0.00154809470019" calcext:value-type="float">
            <text:p>0.0015</text:p>
          </table:table-cell>
          <table:table-cell office:value-type="float" office:value="0.886219635404" calcext:value-type="float">
            <text:p>0.8862</text:p>
          </table:table-cell>
          <table:table-cell office:value-type="float" office:value="0.901359908244" calcext:value-type="float">
            <text:p>0.9014</text:p>
          </table:table-cell>
          <table:table-cell office:value-type="float" office:value="0.891950262456" calcext:value-type="float">
            <text:p>0.8920</text:p>
          </table:table-cell>
          <table:table-cell office:value-type="float" office:value="0.00355740586126" calcext:value-type="float">
            <text:p>0.0036</text:p>
          </table:table-cell>
          <table:table-cell office:value-type="float" office:value="0.886207062236" calcext:value-type="float">
            <text:p>0.8862</text:p>
          </table:table-cell>
          <table:table-cell office:value-type="float" office:value="0.903267316671" calcext:value-type="float">
            <text:p>0.9033</text:p>
          </table:table-cell>
          <table:table-cell office:value-type="float" office:value="0.895816929725" calcext:value-type="float">
            <text:p>0.8958</text:p>
          </table:table-cell>
          <table:table-cell office:value-type="float" office:value="0.00376870420455" calcext:value-type="float">
            <text:p>0.0038</text:p>
          </table:table-cell>
          <table:table-cell table:number-columns-repeated="2"/>
          <table:table-cell table:style-name="ce18" office:value-type="string" calcext:value-type="string">
            <text:p>MOEA/D-DE <text:s/>en sólo una variable</text:p>
          </table:table-cell>
          <table:table-cell table:style-name="ce14" office:value-type="float" office:value="0.771808004738" calcext:value-type="float">
            <text:p>0.7718</text:p>
          </table:table-cell>
          <table:table-cell table:style-name="ce14" office:value-type="float" office:value="0.824277838283653" calcext:value-type="float">
            <text:p>0.8243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1642062978" calcext:value-type="float">
            <text:p>0.9016</text:p>
          </table:table-cell>
          <table:table-cell office:value-type="float" office:value="0.964249112609" calcext:value-type="float">
            <text:p>0.9642</text:p>
          </table:table-cell>
          <table:table-cell office:value-type="float" office:value="0.958383161457" calcext:value-type="float">
            <text:p>0.9584</text:p>
          </table:table-cell>
          <table:table-cell office:value-type="float" office:value="0.0133563165241" calcext:value-type="float">
            <text:p>0.0134</text:p>
          </table:table-cell>
          <table:table-cell office:value-type="float" office:value="0.816464987388" calcext:value-type="float">
            <text:p>0.8165</text:p>
          </table:table-cell>
          <table:table-cell office:value-type="float" office:value="0.816477525947" calcext:value-type="float">
            <text:p>0.8165</text:p>
          </table:table-cell>
          <table:table-cell office:value-type="float" office:value="0.816472751581" calcext:value-type="float">
            <text:p>0.8165</text:p>
          </table:table-cell>
          <table:table-cell office:value-type="float" office:value="0.00000350848432681" calcext:value-type="float">
            <text:p>0.0000</text:p>
          </table:table-cell>
          <table:table-cell office:value-type="float" office:value="0.816444556413" calcext:value-type="float">
            <text:p>0.8164</text:p>
          </table:table-cell>
          <table:table-cell office:value-type="float" office:value="0.816476134199" calcext:value-type="float">
            <text:p>0.8165</text:p>
          </table:table-cell>
          <table:table-cell office:value-type="float" office:value="0.816471026653" calcext:value-type="float">
            <text:p>0.8165</text:p>
          </table:table-cell>
          <table:table-cell office:value-type="float" office:value="0.00000553130050888" calcext:value-type="float">
            <text:p>0.0000</text:p>
          </table:table-cell>
          <table:table-cell office:value-type="float" office:value="0.979921320927" calcext:value-type="float">
            <text:p>0.9799</text:p>
          </table:table-cell>
          <table:table-cell office:value-type="float" office:value="0.998900009048" calcext:value-type="float">
            <text:p>0.9989</text:p>
          </table:table-cell>
          <table:table-cell office:value-type="float" office:value="0.997972510514" calcext:value-type="float">
            <text:p>0.9980</text:p>
          </table:table-cell>
          <table:table-cell office:value-type="float" office:value="0.00321259321577" calcext:value-type="float">
            <text:p>0.0032</text:p>
          </table:table-cell>
          <table:table-cell table:number-columns-repeated="2"/>
          <table:table-cell table:style-name="ce18" office:value-type="string" calcext:value-type="string">
            <text:p>MOEA/D-DE</text:p>
          </table:table-cell>
          <table:table-cell table:style-name="ce14" office:value-type="float" office:value="0.968662415124826" calcext:value-type="float">
            <text:p>0.9687</text:p>
          </table:table-cell>
          <table:table-cell table:style-name="ce14" office:value-type="float" office:value="0.962895597288526" calcext:value-type="float">
            <text:p>0.9629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8807885636" calcext:value-type="float">
            <text:p>0.9988</text:p>
          </table:table-cell>
          <table:table-cell office:value-type="float" office:value="0.99887713888" calcext:value-type="float">
            <text:p>0.9989</text:p>
          </table:table-cell>
          <table:table-cell office:value-type="float" office:value="0.998847255501" calcext:value-type="float">
            <text:p>0.9988</text:p>
          </table:table-cell>
          <table:table-cell office:value-type="float" office:value="0.0000125520312835" calcext:value-type="float">
            <text:p>0.0000</text:p>
          </table:table-cell>
          <table:table-cell office:value-type="float" office:value="0.998596935947" calcext:value-type="float">
            <text:p>0.9986</text:p>
          </table:table-cell>
          <table:table-cell office:value-type="float" office:value="0.99881050522" calcext:value-type="float">
            <text:p>0.9988</text:p>
          </table:table-cell>
          <table:table-cell office:value-type="float" office:value="0.99870412846" calcext:value-type="float">
            <text:p>0.9987</text:p>
          </table:table-cell>
          <table:table-cell office:value-type="float" office:value="0.0000477374789988" calcext:value-type="float">
            <text:p>0.0000</text:p>
          </table:table-cell>
          <table:table-cell office:value-type="float" office:value="0.998519041093" calcext:value-type="float">
            <text:p>0.9985</text:p>
          </table:table-cell>
          <table:table-cell office:value-type="float" office:value="0.998789170283" calcext:value-type="float">
            <text:p>0.9988</text:p>
          </table:table-cell>
          <table:table-cell office:value-type="float" office:value="0.998680110053" calcext:value-type="float">
            <text:p>0.9987</text:p>
          </table:table-cell>
          <table:table-cell office:value-type="float" office:value="0.0000718401362506" calcext:value-type="float">
            <text:p>0.0001</text:p>
          </table:table-cell>
          <table:table-cell office:value-type="float" office:value="0.998804483669" calcext:value-type="float">
            <text:p>0.9988</text:p>
          </table:table-cell>
          <table:table-cell office:value-type="float" office:value="0.998880835664" calcext:value-type="float">
            <text:p>0.9989</text:p>
          </table:table-cell>
          <table:table-cell office:value-type="float" office:value="0.998848952174" calcext:value-type="float">
            <text:p>0.9988</text:p>
          </table:table-cell>
          <table:table-cell office:value-type="float" office:value="0.0000225027856786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8388490597" calcext:value-type="float">
            <text:p>0.9684</text:p>
          </table:table-cell>
          <table:table-cell office:value-type="float" office:value="0.980391894376" calcext:value-type="float">
            <text:p>0.9804</text:p>
          </table:table-cell>
          <table:table-cell office:value-type="float" office:value="0.974387548538" calcext:value-type="float">
            <text:p>0.9744</text:p>
          </table:table-cell>
          <table:table-cell office:value-type="float" office:value="0.00272033907564" calcext:value-type="float">
            <text:p>0.0027</text:p>
          </table:table-cell>
          <table:table-cell office:value-type="float" office:value="0.839986660755" calcext:value-type="float">
            <text:p>0.8400</text:p>
          </table:table-cell>
          <table:table-cell office:value-type="float" office:value="0.844379907803" calcext:value-type="float">
            <text:p>0.8444</text:p>
          </table:table-cell>
          <table:table-cell office:value-type="float" office:value="0.842467859918" calcext:value-type="float">
            <text:p>0.8425</text:p>
          </table:table-cell>
          <table:table-cell office:value-type="float" office:value="0.00103559228668" calcext:value-type="float">
            <text:p>0.0010</text:p>
          </table:table-cell>
          <table:table-cell office:value-type="float" office:value="0.825260838734" calcext:value-type="float">
            <text:p>0.8253</text:p>
          </table:table-cell>
          <table:table-cell office:value-type="float" office:value="0.837175718914" calcext:value-type="float">
            <text:p>0.8372</text:p>
          </table:table-cell>
          <table:table-cell office:value-type="float" office:value="0.830936941886" calcext:value-type="float">
            <text:p>0.8309</text:p>
          </table:table-cell>
          <table:table-cell office:value-type="float" office:value="0.00287205914377" calcext:value-type="float">
            <text:p>0.0029</text:p>
          </table:table-cell>
          <table:table-cell office:value-type="float" office:value="0.860312761283" calcext:value-type="float">
            <text:p>0.8603</text:p>
          </table:table-cell>
          <table:table-cell office:value-type="float" office:value="0.863129387915" calcext:value-type="float">
            <text:p>0.8631</text:p>
          </table:table-cell>
          <table:table-cell office:value-type="float" office:value="0.861828515708" calcext:value-type="float">
            <text:p>0.8618</text:p>
          </table:table-cell>
          <table:table-cell office:value-type="float" office:value="0.000592552542382" calcext:value-type="float">
            <text:p>0.0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729695937" calcext:value-type="float">
            <text:p>0.9773</text:p>
          </table:table-cell>
          <table:table-cell office:value-type="float" office:value="0.986201067874" calcext:value-type="float">
            <text:p>0.9862</text:p>
          </table:table-cell>
          <table:table-cell office:value-type="float" office:value="0.981602471243" calcext:value-type="float">
            <text:p>0.9816</text:p>
          </table:table-cell>
          <table:table-cell office:value-type="float" office:value="0.00239872741319" calcext:value-type="float">
            <text:p>0.0024</text:p>
          </table:table-cell>
          <table:table-cell office:value-type="float" office:value="0.808830738372" calcext:value-type="float">
            <text:p>0.8088</text:p>
          </table:table-cell>
          <table:table-cell office:value-type="float" office:value="0.987697614938" calcext:value-type="float">
            <text:p>0.9877</text:p>
          </table:table-cell>
          <table:table-cell office:value-type="float" office:value="0.908526579685" calcext:value-type="float">
            <text:p>0.9085</text:p>
          </table:table-cell>
          <table:table-cell office:value-type="float" office:value="0.0855553850877" calcext:value-type="float">
            <text:p>0.0856</text:p>
          </table:table-cell>
          <table:table-cell office:value-type="float" office:value="0.804406309405" calcext:value-type="float">
            <text:p>0.8044</text:p>
          </table:table-cell>
          <table:table-cell office:value-type="float" office:value="0.953072809606" calcext:value-type="float">
            <text:p>0.9531</text:p>
          </table:table-cell>
          <table:table-cell office:value-type="float" office:value="0.809782426912" calcext:value-type="float">
            <text:p>0.8098</text:p>
          </table:table-cell>
          <table:table-cell office:value-type="float" office:value="0.0246237469755" calcext:value-type="float">
            <text:p>0.0246</text:p>
          </table:table-cell>
          <table:table-cell office:value-type="float" office:value="0.975399750004" calcext:value-type="float">
            <text:p>0.9754</text:p>
          </table:table-cell>
          <table:table-cell office:value-type="float" office:value="0.986188977066" calcext:value-type="float">
            <text:p>0.9862</text:p>
          </table:table-cell>
          <table:table-cell office:value-type="float" office:value="0.980804332988" calcext:value-type="float">
            <text:p>0.9808</text:p>
          </table:table-cell>
          <table:table-cell office:value-type="float" office:value="0.0043998803439" calcext:value-type="float">
            <text:p>0.0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9335869781" calcext:value-type="float">
            <text:p>0.9993</text:p>
          </table:table-cell>
          <table:table-cell office:value-type="float" office:value="0.999341110828" calcext:value-type="float">
            <text:p>0.9993</text:p>
          </table:table-cell>
          <table:table-cell office:value-type="float" office:value="0.999338373303" calcext:value-type="float">
            <text:p>0.9993</text:p>
          </table:table-cell>
          <table:table-cell office:value-type="float" office:value="0.00000142200889771" calcext:value-type="float">
            <text:p>0.0000</text:p>
          </table:table-cell>
          <table:table-cell office:value-type="float" office:value="0.999335663721" calcext:value-type="float">
            <text:p>0.9993</text:p>
          </table:table-cell>
          <table:table-cell office:value-type="float" office:value="0.999339734657" calcext:value-type="float">
            <text:p>0.9993</text:p>
          </table:table-cell>
          <table:table-cell office:value-type="float" office:value="0.999337318737" calcext:value-type="float">
            <text:p>0.9993</text:p>
          </table:table-cell>
          <table:table-cell office:value-type="float" office:value="0.00000104586496844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999335461025" calcext:value-type="float">
            <text:p>0.9993</text:p>
          </table:table-cell>
          <table:table-cell office:value-type="float" office:value="0.108411316146" calcext:value-type="float">
            <text:p>0.1084</text:p>
          </table:table-cell>
          <table:table-cell office:value-type="float" office:value="0.288707131021" calcext:value-type="float">
            <text:p>0.2887</text:p>
          </table:table-cell>
          <table:table-cell office:value-type="float" office:value="0.999332912641" calcext:value-type="float">
            <text:p>0.9993</text:p>
          </table:table-cell>
          <table:table-cell office:value-type="float" office:value="0.999333204214" calcext:value-type="float">
            <text:p>0.9993</text:p>
          </table:table-cell>
          <table:table-cell office:value-type="float" office:value="0.999333060065" calcext:value-type="float">
            <text:p>0.9993</text:p>
          </table:table-cell>
          <table:table-cell office:value-type="float" office:value="0.0000000630007401985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9040545607" calcext:value-type="float">
            <text:p>0.9990</text:p>
          </table:table-cell>
          <table:table-cell office:value-type="float" office:value="0.999041343811" calcext:value-type="float">
            <text:p>0.9990</text:p>
          </table:table-cell>
          <table:table-cell office:value-type="float" office:value="0.999040849621" calcext:value-type="float">
            <text:p>0.9990</text:p>
          </table:table-cell>
          <table:table-cell office:value-type="float" office:value="0.000000184104096903" calcext:value-type="float">
            <text:p>0.0000</text:p>
          </table:table-cell>
          <table:table-cell office:value-type="float" office:value="0.999040415095" calcext:value-type="float">
            <text:p>0.9990</text:p>
          </table:table-cell>
          <table:table-cell office:value-type="float" office:value="0.999041199841" calcext:value-type="float">
            <text:p>0.9990</text:p>
          </table:table-cell>
          <table:table-cell office:value-type="float" office:value="0.999040851972" calcext:value-type="float">
            <text:p>0.9990</text:p>
          </table:table-cell>
          <table:table-cell office:value-type="float" office:value="0.000000186410541275" calcext:value-type="float">
            <text:p>0.0000</text:p>
          </table:table-cell>
          <table:table-cell office:value-type="float" office:value="0.99903834145" calcext:value-type="float">
            <text:p>0.9990</text:p>
          </table:table-cell>
          <table:table-cell office:value-type="float" office:value="0.999041250434" calcext:value-type="float">
            <text:p>0.9990</text:p>
          </table:table-cell>
          <table:table-cell office:value-type="float" office:value="0.999039616961" calcext:value-type="float">
            <text:p>0.9990</text:p>
          </table:table-cell>
          <table:table-cell office:value-type="float" office:value="0.000000654178437466" calcext:value-type="float">
            <text:p>0.0000</text:p>
          </table:table-cell>
          <table:table-cell office:value-type="float" office:value="0.999038883204" calcext:value-type="float">
            <text:p>0.9990</text:p>
          </table:table-cell>
          <table:table-cell office:value-type="float" office:value="0.999039476778" calcext:value-type="float">
            <text:p>0.9990</text:p>
          </table:table-cell>
          <table:table-cell office:value-type="float" office:value="0.999039285246" calcext:value-type="float">
            <text:p>0.9990</text:p>
          </table:table-cell>
          <table:table-cell office:value-type="float" office:value="0.0000000830791892312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9040397009" calcext:value-type="float">
            <text:p>0.9990</text:p>
          </table:table-cell>
          <table:table-cell office:value-type="float" office:value="0.999047998145" calcext:value-type="float">
            <text:p>0.9990</text:p>
          </table:table-cell>
          <table:table-cell office:value-type="float" office:value="0.999041100896" calcext:value-type="float">
            <text:p>0.9990</text:p>
          </table:table-cell>
          <table:table-cell office:value-type="float" office:value="0.00000122239228706" calcext:value-type="float">
            <text:p>0.0000</text:p>
          </table:table-cell>
          <table:table-cell office:value-type="float" office:value="0.999040460271" calcext:value-type="float">
            <text:p>0.9990</text:p>
          </table:table-cell>
          <table:table-cell office:value-type="float" office:value="0.999041174619" calcext:value-type="float">
            <text:p>0.9990</text:p>
          </table:table-cell>
          <table:table-cell office:value-type="float" office:value="0.999040804591" calcext:value-type="float">
            <text:p>0.9990</text:p>
          </table:table-cell>
          <table:table-cell office:value-type="float" office:value="0.000000169199035086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99038946801" calcext:value-type="float">
            <text:p>0.9990</text:p>
          </table:table-cell>
          <table:table-cell office:value-type="float" office:value="0.999039479134" calcext:value-type="float">
            <text:p>0.9990</text:p>
          </table:table-cell>
          <table:table-cell office:value-type="float" office:value="0.999039290428" calcext:value-type="float">
            <text:p>0.9990</text:p>
          </table:table-cell>
          <table:table-cell office:value-type="float" office:value="0.000000080743342588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9040249603" calcext:value-type="float">
            <text:p>0.9990</text:p>
          </table:table-cell>
          <table:table-cell office:value-type="float" office:value="0.999063973387" calcext:value-type="float">
            <text:p>0.9991</text:p>
          </table:table-cell>
          <table:table-cell office:value-type="float" office:value="0.999041475323" calcext:value-type="float">
            <text:p>0.9990</text:p>
          </table:table-cell>
          <table:table-cell office:value-type="float" office:value="0.00000387261281717" calcext:value-type="float">
            <text:p>0.0000</text:p>
          </table:table-cell>
          <table:table-cell office:value-type="float" office:value="0.999040270284" calcext:value-type="float">
            <text:p>0.9990</text:p>
          </table:table-cell>
          <table:table-cell office:value-type="float" office:value="0.999041379402" calcext:value-type="float">
            <text:p>0.9990</text:p>
          </table:table-cell>
          <table:table-cell office:value-type="float" office:value="0.999040792408" calcext:value-type="float">
            <text:p>0.9990</text:p>
          </table:table-cell>
          <table:table-cell office:value-type="float" office:value="0.000000231155897311" calcext:value-type="float">
            <text:p>0.0000</text:p>
          </table:table-cell>
          <table:table-cell office:value-type="float" office:value="0.99903803053" calcext:value-type="float">
            <text:p>0.9990</text:p>
          </table:table-cell>
          <table:table-cell office:value-type="float" office:value="0.999041832231" calcext:value-type="float">
            <text:p>0.9990</text:p>
          </table:table-cell>
          <table:table-cell office:value-type="float" office:value="0.999039306782" calcext:value-type="float">
            <text:p>0.9990</text:p>
          </table:table-cell>
          <table:table-cell office:value-type="float" office:value="0.000000784758687172" calcext:value-type="float">
            <text:p>0.0000</text:p>
          </table:table-cell>
          <table:table-cell office:value-type="float" office:value="0.999038584062" calcext:value-type="float">
            <text:p>0.9990</text:p>
          </table:table-cell>
          <table:table-cell office:value-type="float" office:value="0.999039354295" calcext:value-type="float">
            <text:p>0.9990</text:p>
          </table:table-cell>
          <table:table-cell office:value-type="float" office:value="0.999039176761" calcext:value-type="float">
            <text:p>0.9990</text:p>
          </table:table-cell>
          <table:table-cell office:value-type="float" office:value="0.000000194273203059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9040545607" calcext:value-type="float">
            <text:p>0.9990</text:p>
          </table:table-cell>
          <table:table-cell office:value-type="float" office:value="0.999041343811" calcext:value-type="float">
            <text:p>0.9990</text:p>
          </table:table-cell>
          <table:table-cell office:value-type="float" office:value="0.999040849621" calcext:value-type="float">
            <text:p>0.9990</text:p>
          </table:table-cell>
          <table:table-cell office:value-type="float" office:value="0.000000184104096903" calcext:value-type="float">
            <text:p>0.0000</text:p>
          </table:table-cell>
          <table:table-cell office:value-type="float" office:value="0.999040415095" calcext:value-type="float">
            <text:p>0.9990</text:p>
          </table:table-cell>
          <table:table-cell office:value-type="float" office:value="0.999041199841" calcext:value-type="float">
            <text:p>0.9990</text:p>
          </table:table-cell>
          <table:table-cell office:value-type="float" office:value="0.999040851972" calcext:value-type="float">
            <text:p>0.9990</text:p>
          </table:table-cell>
          <table:table-cell office:value-type="float" office:value="0.000000186410541275" calcext:value-type="float">
            <text:p>0.0000</text:p>
          </table:table-cell>
          <table:table-cell office:value-type="float" office:value="0.99903834145" calcext:value-type="float">
            <text:p>0.9990</text:p>
          </table:table-cell>
          <table:table-cell office:value-type="float" office:value="0.999041250434" calcext:value-type="float">
            <text:p>0.9990</text:p>
          </table:table-cell>
          <table:table-cell office:value-type="float" office:value="0.999039616961" calcext:value-type="float">
            <text:p>0.9990</text:p>
          </table:table-cell>
          <table:table-cell office:value-type="float" office:value="0.000000654178437466" calcext:value-type="float">
            <text:p>0.0000</text:p>
          </table:table-cell>
          <table:table-cell office:value-type="float" office:value="0.999038883204" calcext:value-type="float">
            <text:p>0.9990</text:p>
          </table:table-cell>
          <table:table-cell office:value-type="float" office:value="0.999039476778" calcext:value-type="float">
            <text:p>0.9990</text:p>
          </table:table-cell>
          <table:table-cell office:value-type="float" office:value="0.999039285246" calcext:value-type="float">
            <text:p>0.9990</text:p>
          </table:table-cell>
          <table:table-cell office:value-type="float" office:value="0.0000000830791892312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9040466557" calcext:value-type="float">
            <text:p>0.9990</text:p>
          </table:table-cell>
          <table:table-cell office:value-type="float" office:value="0.999041091343" calcext:value-type="float">
            <text:p>0.9990</text:p>
          </table:table-cell>
          <table:table-cell office:value-type="float" office:value="0.999040696519" calcext:value-type="float">
            <text:p>0.9990</text:p>
          </table:table-cell>
          <table:table-cell office:value-type="float" office:value="0.000000131680762802" calcext:value-type="float">
            <text:p>0.0000</text:p>
          </table:table-cell>
          <table:table-cell office:value-type="float" office:value="0.99904051826" calcext:value-type="float">
            <text:p>0.9990</text:p>
          </table:table-cell>
          <table:table-cell office:value-type="float" office:value="0.999041097693" calcext:value-type="float">
            <text:p>0.9990</text:p>
          </table:table-cell>
          <table:table-cell office:value-type="float" office:value="0.999040732203" calcext:value-type="float">
            <text:p>0.9990</text:p>
          </table:table-cell>
          <table:table-cell office:value-type="float" office:value="0.000000144882172508" calcext:value-type="float">
            <text:p>0.0000</text:p>
          </table:table-cell>
          <table:table-cell office:value-type="float" office:value="0.999038379137" calcext:value-type="float">
            <text:p>0.9990</text:p>
          </table:table-cell>
          <table:table-cell office:value-type="float" office:value="0.999040122172" calcext:value-type="float">
            <text:p>0.9990</text:p>
          </table:table-cell>
          <table:table-cell office:value-type="float" office:value="0.999039234301" calcext:value-type="float">
            <text:p>0.9990</text:p>
          </table:table-cell>
          <table:table-cell office:value-type="float" office:value="0.000000417419518838" calcext:value-type="float">
            <text:p>0.0000</text:p>
          </table:table-cell>
          <table:table-cell office:value-type="float" office:value="0.999039234167" calcext:value-type="float">
            <text:p>0.9990</text:p>
          </table:table-cell>
          <table:table-cell office:value-type="float" office:value="0.999039290698" calcext:value-type="float">
            <text:p>0.9990</text:p>
          </table:table-cell>
          <table:table-cell office:value-type="float" office:value="0.99903925402" calcext:value-type="float">
            <text:p>0.9990</text:p>
          </table:table-cell>
          <table:table-cell office:value-type="float" office:value="0.0000000158087367915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9570294469" calcext:value-type="float">
            <text:p>0.9996</text:p>
          </table:table-cell>
          <table:table-cell office:value-type="float" office:value="0.999570397198" calcext:value-type="float">
            <text:p>0.9996</text:p>
          </table:table-cell>
          <table:table-cell office:value-type="float" office:value="0.999570341174" calcext:value-type="float">
            <text:p>0.9996</text:p>
          </table:table-cell>
          <table:table-cell office:value-type="float" office:value="0.0000000285793259566" calcext:value-type="float">
            <text:p>0.0000</text:p>
          </table:table-cell>
          <table:table-cell office:value-type="float" office:value="0.999570295919" calcext:value-type="float">
            <text:p>0.9996</text:p>
          </table:table-cell>
          <table:table-cell office:value-type="float" office:value="0.99957043606" calcext:value-type="float">
            <text:p>0.9996</text:p>
          </table:table-cell>
          <table:table-cell office:value-type="float" office:value="0.999570344326" calcext:value-type="float">
            <text:p>0.9996</text:p>
          </table:table-cell>
          <table:table-cell office:value-type="float" office:value="0.000000030373872165" calcext:value-type="float">
            <text:p>0.0000</text:p>
          </table:table-cell>
          <table:table-cell office:value-type="float" office:value="0.643354244413" calcext:value-type="float">
            <text:p>0.6434</text:p>
          </table:table-cell>
          <table:table-cell office:value-type="float" office:value="0.999647446488" calcext:value-type="float">
            <text:p>0.9996</text:p>
          </table:table-cell>
          <table:table-cell office:value-type="float" office:value="0.918208588644" calcext:value-type="float">
            <text:p>0.9182</text:p>
          </table:table-cell>
          <table:table-cell office:value-type="float" office:value="0.149611746671" calcext:value-type="float">
            <text:p>0.1496</text:p>
          </table:table-cell>
          <table:table-cell office:value-type="float" office:value="0.999646398697" calcext:value-type="float">
            <text:p>0.9996</text:p>
          </table:table-cell>
          <table:table-cell office:value-type="float" office:value="0.999647521224" calcext:value-type="float">
            <text:p>0.9996</text:p>
          </table:table-cell>
          <table:table-cell office:value-type="float" office:value="0.99964659839" calcext:value-type="float">
            <text:p>0.9996</text:p>
          </table:table-cell>
          <table:table-cell office:value-type="float" office:value="0.000000239358621391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9279833262" calcext:value-type="float">
            <text:p>0.9993</text:p>
          </table:table-cell>
          <table:table-cell office:value-type="float" office:value="0.999629622422" calcext:value-type="float">
            <text:p>0.9996</text:p>
          </table:table-cell>
          <table:table-cell office:value-type="float" office:value="0.999502961804" calcext:value-type="float">
            <text:p>0.9995</text:p>
          </table:table-cell>
          <table:table-cell office:value-type="float" office:value="0.0000874176474227" calcext:value-type="float">
            <text:p>0.0001</text:p>
          </table:table-cell>
          <table:table-cell office:value-type="float" office:value="0.99937520268" calcext:value-type="float">
            <text:p>0.9994</text:p>
          </table:table-cell>
          <table:table-cell office:value-type="float" office:value="0.999647872013" calcext:value-type="float">
            <text:p>0.9996</text:p>
          </table:table-cell>
          <table:table-cell office:value-type="float" office:value="0.999569780853" calcext:value-type="float">
            <text:p>0.9996</text:p>
          </table:table-cell>
          <table:table-cell office:value-type="float" office:value="0.0000699643742198" calcext:value-type="float">
            <text:p>0.0001</text:p>
          </table:table-cell>
          <table:table-cell office:value-type="float" office:value="0.691957610525" calcext:value-type="float">
            <text:p>0.6920</text:p>
          </table:table-cell>
          <table:table-cell office:value-type="float" office:value="0.999688538569" calcext:value-type="float">
            <text:p>0.9997</text:p>
          </table:table-cell>
          <table:table-cell office:value-type="float" office:value="0.934324646131" calcext:value-type="float">
            <text:p>0.9343</text:p>
          </table:table-cell>
          <table:table-cell office:value-type="float" office:value="0.095446824511" calcext:value-type="float">
            <text:p>0.0954</text:p>
          </table:table-cell>
          <table:table-cell office:value-type="float" office:value="0.999821741576" calcext:value-type="float">
            <text:p>0.9998</text:p>
          </table:table-cell>
          <table:table-cell office:value-type="float" office:value="0.999882851324" calcext:value-type="float">
            <text:p>0.9999</text:p>
          </table:table-cell>
          <table:table-cell office:value-type="float" office:value="0.999863015901" calcext:value-type="float">
            <text:p>0.9999</text:p>
          </table:table-cell>
          <table:table-cell office:value-type="float" office:value="0.0000113903760199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8506794933" calcext:value-type="float">
            <text:p>0.9985</text:p>
          </table:table-cell>
          <table:table-cell office:value-type="float" office:value="0.999493356318" calcext:value-type="float">
            <text:p>0.9995</text:p>
          </table:table-cell>
          <table:table-cell office:value-type="float" office:value="0.999218696483" calcext:value-type="float">
            <text:p>0.9992</text:p>
          </table:table-cell>
          <table:table-cell office:value-type="float" office:value="0.000248089752072" calcext:value-type="float">
            <text:p>0.0002</text:p>
          </table:table-cell>
          <table:table-cell office:value-type="float" office:value="0.99095086116" calcext:value-type="float">
            <text:p>0.9910</text:p>
          </table:table-cell>
          <table:table-cell office:value-type="float" office:value="0.999405611099" calcext:value-type="float">
            <text:p>0.9994</text:p>
          </table:table-cell>
          <table:table-cell office:value-type="float" office:value="0.996464045634" calcext:value-type="float">
            <text:p>0.9965</text:p>
          </table:table-cell>
          <table:table-cell office:value-type="float" office:value="0.00217835316724" calcext:value-type="float">
            <text:p>0.0022</text:p>
          </table:table-cell>
          <table:table-cell office:value-type="float" office:value="0.990812353537" calcext:value-type="float">
            <text:p>0.9908</text:p>
          </table:table-cell>
          <table:table-cell office:value-type="float" office:value="0.999707049089" calcext:value-type="float">
            <text:p>0.9997</text:p>
          </table:table-cell>
          <table:table-cell office:value-type="float" office:value="0.997040547577" calcext:value-type="float">
            <text:p>0.9970</text:p>
          </table:table-cell>
          <table:table-cell office:value-type="float" office:value="0.00249041351622" calcext:value-type="float">
            <text:p>0.0025</text:p>
          </table:table-cell>
          <table:table-cell office:value-type="float" office:value="0.999789875526" calcext:value-type="float">
            <text:p>0.9998</text:p>
          </table:table-cell>
          <table:table-cell office:value-type="float" office:value="0.999896936303" calcext:value-type="float">
            <text:p>0.9999</text:p>
          </table:table-cell>
          <table:table-cell office:value-type="float" office:value="0.999872918967" calcext:value-type="float">
            <text:p>0.9999</text:p>
          </table:table-cell>
          <table:table-cell office:value-type="float" office:value="0.0000201394864434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1779637075" calcext:value-type="float">
            <text:p>0.9178</text:p>
          </table:table-cell>
          <table:table-cell office:value-type="float" office:value="0.94705380713" calcext:value-type="float">
            <text:p>0.9471</text:p>
          </table:table-cell>
          <table:table-cell office:value-type="float" office:value="0.932184980258" calcext:value-type="float">
            <text:p>0.9322</text:p>
          </table:table-cell>
          <table:table-cell office:value-type="float" office:value="0.00724508275328" calcext:value-type="float">
            <text:p>0.0072</text:p>
          </table:table-cell>
          <table:table-cell office:value-type="float" office:value="0.774873569742" calcext:value-type="float">
            <text:p>0.7749</text:p>
          </table:table-cell>
          <table:table-cell office:value-type="float" office:value="0.929501746312" calcext:value-type="float">
            <text:p>0.9295</text:p>
          </table:table-cell>
          <table:table-cell office:value-type="float" office:value="0.874517911549" calcext:value-type="float">
            <text:p>0.8745</text:p>
          </table:table-cell>
          <table:table-cell office:value-type="float" office:value="0.036306205363" calcext:value-type="float">
            <text:p>0.0363</text:p>
          </table:table-cell>
          <table:table-cell office:value-type="float" office:value="0.126675938139" calcext:value-type="float">
            <text:p>0.1267</text:p>
          </table:table-cell>
          <table:table-cell office:value-type="float" office:value="0.944776761691" calcext:value-type="float">
            <text:p>0.9448</text:p>
          </table:table-cell>
          <table:table-cell office:value-type="float" office:value="0.560996062765" calcext:value-type="float">
            <text:p>0.5610</text:p>
          </table:table-cell>
          <table:table-cell office:value-type="float" office:value="0.16888048744" calcext:value-type="float">
            <text:p>0.1689</text:p>
          </table:table-cell>
          <table:table-cell office:value-type="float" office:value="0.999710515843" calcext:value-type="float">
            <text:p>0.9997</text:p>
          </table:table-cell>
          <table:table-cell office:value-type="float" office:value="0.999852244367" calcext:value-type="float">
            <text:p>0.9999</text:p>
          </table:table-cell>
          <table:table-cell office:value-type="float" office:value="0.999807025275" calcext:value-type="float">
            <text:p>0.9998</text:p>
          </table:table-cell>
          <table:table-cell office:value-type="float" office:value="0.0000388296937633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93269409502" calcext:value-type="float">
            <text:p>0.9933</text:p>
          </table:table-cell>
          <table:table-cell office:value-type="float" office:value="0.994219445459" calcext:value-type="float">
            <text:p>0.9942</text:p>
          </table:table-cell>
          <table:table-cell office:value-type="float" office:value="0.993818200496" calcext:value-type="float">
            <text:p>0.9938</text:p>
          </table:table-cell>
          <table:table-cell office:value-type="float" office:value="0.000223044711923" calcext:value-type="float">
            <text:p>0.0002</text:p>
          </table:table-cell>
          <table:table-cell office:value-type="float" office:value="0.975942574155" calcext:value-type="float">
            <text:p>0.9759</text:p>
          </table:table-cell>
          <table:table-cell office:value-type="float" office:value="0.986447356814" calcext:value-type="float">
            <text:p>0.9864</text:p>
          </table:table-cell>
          <table:table-cell office:value-type="float" office:value="0.981890026249" calcext:value-type="float">
            <text:p>0.9819</text:p>
          </table:table-cell>
          <table:table-cell office:value-type="float" office:value="0.0027636743043" calcext:value-type="float">
            <text:p>0.0028</text:p>
          </table:table-cell>
          <table:table-cell office:value-type="float" office:value="0.95823302637" calcext:value-type="float">
            <text:p>0.9582</text:p>
          </table:table-cell>
          <table:table-cell office:value-type="float" office:value="0.984691192325" calcext:value-type="float">
            <text:p>0.9847</text:p>
          </table:table-cell>
          <table:table-cell office:value-type="float" office:value="0.976510304164" calcext:value-type="float">
            <text:p>0.9765</text:p>
          </table:table-cell>
          <table:table-cell office:value-type="float" office:value="0.00637150687332" calcext:value-type="float">
            <text:p>0.0064</text:p>
          </table:table-cell>
          <table:table-cell office:value-type="float" office:value="0.954692347377" calcext:value-type="float">
            <text:p>0.9547</text:p>
          </table:table-cell>
          <table:table-cell office:value-type="float" office:value="0.972444794262" calcext:value-type="float">
            <text:p>0.9724</text:p>
          </table:table-cell>
          <table:table-cell office:value-type="float" office:value="0.963405663422" calcext:value-type="float">
            <text:p>0.9634</text:p>
          </table:table-cell>
          <table:table-cell office:value-type="float" office:value="0.00411880061962" calcext:value-type="float">
            <text:p>0.0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991910749495" calcext:value-type="float">
            <text:p>0.9919</text:p>
          </table:table-cell>
          <table:table-cell office:value-type="float" office:value="0.999948764021" calcext:value-type="float">
            <text:p>0.9999</text:p>
          </table:table-cell>
          <table:table-cell office:value-type="float" office:value="0.995643607696" calcext:value-type="float">
            <text:p>0.9956</text:p>
          </table:table-cell>
          <table:table-cell office:value-type="float" office:value="0.00202347232619" calcext:value-type="float">
            <text:p>0.0020</text:p>
          </table:table-cell>
          <table:table-cell office:value-type="float" office:value="0.310325916578" calcext:value-type="float">
            <text:p>0.3103</text:p>
          </table:table-cell>
          <table:table-cell office:value-type="float" office:value="0.783777301721" calcext:value-type="float">
            <text:p>0.7838</text:p>
          </table:table-cell>
          <table:table-cell office:value-type="float" office:value="0.642833398796" calcext:value-type="float">
            <text:p>0.6428</text:p>
          </table:table-cell>
          <table:table-cell office:value-type="float" office:value="0.105271551773" calcext:value-type="float">
            <text:p>0.1053</text:p>
          </table:table-cell>
          <table:table-cell office:value-type="float" office:value="0" calcext:value-type="float">
            <text:p>0.0000</text:p>
          </table:table-cell>
          <table:table-cell office:value-type="float" office:value="0.454758671533" calcext:value-type="float">
            <text:p>0.4548</text:p>
          </table:table-cell>
          <table:table-cell office:value-type="float" office:value="0.107920196038" calcext:value-type="float">
            <text:p>0.1079</text:p>
          </table:table-cell>
          <table:table-cell office:value-type="float" office:value="0.134653934025" calcext:value-type="float">
            <text:p>0.1347</text:p>
          </table:table-cell>
          <table:table-cell office:value-type="float" office:value="0.368536759124" calcext:value-type="float">
            <text:p>0.3685</text:p>
          </table:table-cell>
          <table:table-cell office:value-type="float" office:value="0.807272106569" calcext:value-type="float">
            <text:p>0.8073</text:p>
          </table:table-cell>
          <table:table-cell office:value-type="float" office:value="0.61193051312" calcext:value-type="float">
            <text:p>0.6119</text:p>
          </table:table-cell>
          <table:table-cell office:value-type="float" office:value="0.132606422246" calcext:value-type="float">
            <text:p>0.1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2700631005" calcext:value-type="float">
            <text:p>0.9270</text:p>
          </table:table-cell>
          <table:table-cell office:value-type="float" office:value="0.967561831404" calcext:value-type="float">
            <text:p>0.9676</text:p>
          </table:table-cell>
          <table:table-cell office:value-type="float" office:value="0.94458020505" calcext:value-type="float">
            <text:p>0.9446</text:p>
          </table:table-cell>
          <table:table-cell office:value-type="float" office:value="0.0100019214168" calcext:value-type="float">
            <text:p>0.0100</text:p>
          </table:table-cell>
          <table:table-cell office:value-type="float" office:value="0.634149655483" calcext:value-type="float">
            <text:p>0.6341</text:p>
          </table:table-cell>
          <table:table-cell office:value-type="float" office:value="0.842688801094" calcext:value-type="float">
            <text:p>0.8427</text:p>
          </table:table-cell>
          <table:table-cell office:value-type="float" office:value="0.705253117203" calcext:value-type="float">
            <text:p>0.7053</text:p>
          </table:table-cell>
          <table:table-cell office:value-type="float" office:value="0.0444418350299" calcext:value-type="float">
            <text:p>0.0444</text:p>
          </table:table-cell>
          <table:table-cell office:value-type="float" office:value="0" calcext:value-type="float">
            <text:p>0.0000</text:p>
          </table:table-cell>
          <table:table-cell office:value-type="float" office:value="0.536550201588" calcext:value-type="float">
            <text:p>0.5366</text:p>
          </table:table-cell>
          <table:table-cell office:value-type="float" office:value="0.182563034763" calcext:value-type="float">
            <text:p>0.1826</text:p>
          </table:table-cell>
          <table:table-cell office:value-type="float" office:value="0.151550946972" calcext:value-type="float">
            <text:p>0.1516</text:p>
          </table:table-cell>
          <table:table-cell office:value-type="float" office:value="0.876046637517" calcext:value-type="float">
            <text:p>0.8760</text:p>
          </table:table-cell>
          <table:table-cell office:value-type="float" office:value="0.998850339408" calcext:value-type="float">
            <text:p>0.9989</text:p>
          </table:table-cell>
          <table:table-cell office:value-type="float" office:value="0.980255623853" calcext:value-type="float">
            <text:p>0.9803</text:p>
          </table:table-cell>
          <table:table-cell office:value-type="float" office:value="0.0275634528769" calcext:value-type="float">
            <text:p>0.0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5938623565" calcext:value-type="float">
            <text:p>0.9959</text:p>
          </table:table-cell>
          <table:table-cell office:value-type="float" office:value="0.999283262067" calcext:value-type="float">
            <text:p>0.9993</text:p>
          </table:table-cell>
          <table:table-cell office:value-type="float" office:value="0.999035862236" calcext:value-type="float">
            <text:p>0.9990</text:p>
          </table:table-cell>
          <table:table-cell office:value-type="float" office:value="0.000627956280984" calcext:value-type="float">
            <text:p>0.0006</text:p>
          </table:table-cell>
          <table:table-cell office:value-type="float" office:value="0.991721983673" calcext:value-type="float">
            <text:p>0.9917</text:p>
          </table:table-cell>
          <table:table-cell office:value-type="float" office:value="0.997529967838" calcext:value-type="float">
            <text:p>0.9975</text:p>
          </table:table-cell>
          <table:table-cell office:value-type="float" office:value="0.995265061659" calcext:value-type="float">
            <text:p>0.9953</text:p>
          </table:table-cell>
          <table:table-cell office:value-type="float" office:value="0.0013409356029" calcext:value-type="float">
            <text:p>0.0013</text:p>
          </table:table-cell>
          <table:table-cell office:value-type="float" office:value="0.459862648507" calcext:value-type="float">
            <text:p>0.4599</text:p>
          </table:table-cell>
          <table:table-cell office:value-type="float" office:value="0.999421926382" calcext:value-type="float">
            <text:p>0.9994</text:p>
          </table:table-cell>
          <table:table-cell office:value-type="float" office:value="0.736988494876" calcext:value-type="float">
            <text:p>0.7370</text:p>
          </table:table-cell>
          <table:table-cell office:value-type="float" office:value="0.215566024267" calcext:value-type="float">
            <text:p>0.2156</text:p>
          </table:table-cell>
          <table:table-cell office:value-type="float" office:value="0.999727517511" calcext:value-type="float">
            <text:p>0.9997</text:p>
          </table:table-cell>
          <table:table-cell office:value-type="float" office:value="0.999859673497" calcext:value-type="float">
            <text:p>0.9999</text:p>
          </table:table-cell>
          <table:table-cell office:value-type="float" office:value="0.999829517634" calcext:value-type="float">
            <text:p>0.9998</text:p>
          </table:table-cell>
          <table:table-cell office:value-type="float" office:value="0.0000282357720184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table:formula="of:=AVERAGE([.B4:.B26])" office:value-type="float" office:value="0.982601331736478" calcext:value-type="float">
            <text:p>0.9826</text:p>
          </table:table-cell>
          <table:table-cell table:formula="of:=AVERAGE([.C4:.C26])" office:value-type="float" office:value="0.991596720969739" calcext:value-type="float">
            <text:p>0.9916</text:p>
          </table:table-cell>
          <table:table-cell table:style-name="ce18" table:formula="of:=AVERAGE([.D4:.D26])" office:value-type="float" office:value="0.988253233379391" calcext:value-type="float">
            <text:p>0.9883</text:p>
          </table:table-cell>
          <table:table-cell table:formula="of:=AVERAGE([.E4:.E26])" office:value-type="float" office:value="0.00212968119927899" calcext:value-type="float">
            <text:p>0.0021</text:p>
          </table:table-cell>
          <table:table-cell table:formula="of:=AVERAGE([.F4:.F26])" office:value-type="float" office:value="0.912180479804" calcext:value-type="float">
            <text:p>0.9122</text:p>
          </table:table-cell>
          <table:table-cell table:formula="of:=AVERAGE([.G4:.G26])" office:value-type="float" office:value="0.960165870276435" calcext:value-type="float">
            <text:p>0.9602</text:p>
          </table:table-cell>
          <table:table-cell table:style-name="ce18" table:formula="of:=AVERAGE([.H4:.H26])" office:value-type="float" office:value="0.94128005256813" calcext:value-type="float">
            <text:p>0.9413</text:p>
          </table:table-cell>
          <table:table-cell table:formula="of:=AVERAGE([.I4:.I26])" office:value-type="float" office:value="0.0127318882039559" calcext:value-type="float">
            <text:p>0.0127</text:p>
          </table:table-cell>
          <table:table-cell table:formula="of:=AVERAGE([.J4:.J26])" office:value-type="float" office:value="0.691458373644652" calcext:value-type="float">
            <text:p>0.6915</text:p>
          </table:table-cell>
          <table:table-cell table:formula="of:=AVERAGE([.K4:.K26])" office:value-type="float" office:value="0.885956890178913" calcext:value-type="float">
            <text:p>0.8860</text:p>
          </table:table-cell>
          <table:table-cell table:style-name="ce18" table:formula="of:=AVERAGE([.L4:.L26])" office:value-type="float" office:value="0.771808004738" calcext:value-type="float">
            <text:p>0.7718</text:p>
          </table:table-cell>
          <table:table-cell table:formula="of:=AVERAGE([.M4:.M26])" office:value-type="float" office:value="0.0565001026347562" calcext:value-type="float">
            <text:p>0.0565</text:p>
          </table:table-cell>
          <table:table-cell table:formula="of:=AVERAGE([.N4:.N26])" office:value-type="float" office:value="0.94990046241887" calcext:value-type="float">
            <text:p>0.9499</text:p>
          </table:table-cell>
          <table:table-cell table:formula="of:=AVERAGE([.O4:.O26])" office:value-type="float" office:value="0.979116790238217" calcext:value-type="float">
            <text:p>0.9791</text:p>
          </table:table-cell>
          <table:table-cell table:style-name="ce18" table:formula="of:=AVERAGE([.P4:.P26])" office:value-type="float" office:value="0.968662415124826" calcext:value-type="float">
            <text:p>0.9687</text:p>
          </table:table-cell>
          <table:table-cell table:formula="of:=AVERAGE([.Q4:.Q26])" office:value-type="float" office:value="0.00805546949340033" calcext:value-type="float">
            <text:p>0.008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7" office:value-type="string" calcext:value-type="string">
            <text:p>Tres objetivos</text:p>
          </table:table-cell>
          <table:table-cell table:style-name="Default" table:number-columns-repeated="3"/>
          <table:table-cell table:style-name="ce17" office:value-type="string" calcext:value-type="string">
            <text:p>Tres objetivos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94649209372" calcext:value-type="float">
            <text:p>0.9946</text:p>
          </table:table-cell>
          <table:table-cell office:value-type="float" office:value="0.995770969276" calcext:value-type="float">
            <text:p>0.9958</text:p>
          </table:table-cell>
          <table:table-cell office:value-type="float" office:value="0.995328809525" calcext:value-type="float">
            <text:p>0.9953</text:p>
          </table:table-cell>
          <table:table-cell office:value-type="float" office:value="0.000274106945428" calcext:value-type="float">
            <text:p>0.0003</text:p>
          </table:table-cell>
          <table:table-cell office:value-type="float" office:value="0.953666139206" calcext:value-type="float">
            <text:p>0.9537</text:p>
          </table:table-cell>
          <table:table-cell office:value-type="float" office:value="0.995832745717" calcext:value-type="float">
            <text:p>0.9958</text:p>
          </table:table-cell>
          <table:table-cell office:value-type="float" office:value="0.992851824736" calcext:value-type="float">
            <text:p>0.9929</text:p>
          </table:table-cell>
          <table:table-cell office:value-type="float" office:value="0.00926857447538" calcext:value-type="float">
            <text:p>0.0093</text:p>
          </table:table-cell>
          <table:table-cell office:value-type="float" office:value="0.860523224145" calcext:value-type="float">
            <text:p>0.8605</text:p>
          </table:table-cell>
          <table:table-cell office:value-type="float" office:value="0.995659686516" calcext:value-type="float">
            <text:p>0.9957</text:p>
          </table:table-cell>
          <table:table-cell office:value-type="float" office:value="0.979925571482" calcext:value-type="float">
            <text:p>0.9799</text:p>
          </table:table-cell>
          <table:table-cell office:value-type="float" office:value="0.0320933500058" calcext:value-type="float">
            <text:p>0.0321</text:p>
          </table:table-cell>
          <table:table-cell office:value-type="float" office:value="0.951964643668" calcext:value-type="float">
            <text:p>0.9520</text:p>
          </table:table-cell>
          <table:table-cell office:value-type="float" office:value="0.995807736397" calcext:value-type="float">
            <text:p>0.9958</text:p>
          </table:table-cell>
          <table:table-cell office:value-type="float" office:value="0.991260359553" calcext:value-type="float">
            <text:p>0.9913</text:p>
          </table:table-cell>
          <table:table-cell office:value-type="float" office:value="0.0106285249772" calcext:value-type="float">
            <text:p>0.0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5435865887" calcext:value-type="float">
            <text:p>0.9954</text:p>
          </table:table-cell>
          <table:table-cell office:value-type="float" office:value="0.998138056486" calcext:value-type="float">
            <text:p>0.9981</text:p>
          </table:table-cell>
          <table:table-cell office:value-type="float" office:value="0.997000928201" calcext:value-type="float">
            <text:p>0.9970</text:p>
          </table:table-cell>
          <table:table-cell office:value-type="float" office:value="0.000563418295189" calcext:value-type="float">
            <text:p>0.0006</text:p>
          </table:table-cell>
          <table:table-cell office:value-type="float" office:value="0.996850997691" calcext:value-type="float">
            <text:p>0.9969</text:p>
          </table:table-cell>
          <table:table-cell office:value-type="float" office:value="0.998253724266" calcext:value-type="float">
            <text:p>0.9983</text:p>
          </table:table-cell>
          <table:table-cell office:value-type="float" office:value="0.99785219876" calcext:value-type="float">
            <text:p>0.9979</text:p>
          </table:table-cell>
          <table:table-cell office:value-type="float" office:value="0.00027113094393" calcext:value-type="float">
            <text:p>0.0003</text:p>
          </table:table-cell>
          <table:table-cell office:value-type="float" office:value="0.830880085122" calcext:value-type="float">
            <text:p>0.8309</text:p>
          </table:table-cell>
          <table:table-cell office:value-type="float" office:value="0.997736173968" calcext:value-type="float">
            <text:p>0.9977</text:p>
          </table:table-cell>
          <table:table-cell office:value-type="float" office:value="0.96960734652" calcext:value-type="float">
            <text:p>0.9696</text:p>
          </table:table-cell>
          <table:table-cell office:value-type="float" office:value="0.0553071655312" calcext:value-type="float">
            <text:p>0.0553</text:p>
          </table:table-cell>
          <table:table-cell office:value-type="float" office:value="0.998379190244" calcext:value-type="float">
            <text:p>0.9984</text:p>
          </table:table-cell>
          <table:table-cell office:value-type="float" office:value="0.998570809214" calcext:value-type="float">
            <text:p>0.9986</text:p>
          </table:table-cell>
          <table:table-cell office:value-type="float" office:value="0.998492257579" calcext:value-type="float">
            <text:p>0.9985</text:p>
          </table:table-cell>
          <table:table-cell office:value-type="float" office:value="0.0000425364418087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3" office:value-type="float" office:value="0.9999" calcext:value-type="float">
            <text:p>0.9999</text:p>
          </table:table-cell>
          <table:table-cell office:value-type="float" office:value="0.0000203464857952" calcext:value-type="float">
            <text:p>0.0000</text:p>
          </table:table-cell>
          <table:table-cell table:number-columns-repeated="3" office:value-type="float" office:value="0.9999" calcext:value-type="float">
            <text:p>0.9999</text:p>
          </table:table-cell>
          <table:table-cell office:value-type="float" office:value="0.0000203464857952" calcext:value-type="float">
            <text:p>0.0000</text:p>
          </table:table-cell>
          <table:table-cell office:value-type="float" office:value="0.997927192169" calcext:value-type="float">
            <text:p>0.9979</text:p>
          </table:table-cell>
          <table:table-cell office:value-type="float" office:value="1.0060594771" calcext:value-type="float">
            <text:p>1.0061</text:p>
          </table:table-cell>
          <table:table-cell office:value-type="float" office:value="1.00496392071" calcext:value-type="float">
            <text:p>1.0050</text:p>
          </table:table-cell>
          <table:table-cell office:value-type="float" office:value="0.00139835172796" calcext:value-type="float">
            <text:p>0.0014</text:p>
          </table:table-cell>
          <table:table-cell office:value-type="float" office:value="1.00618499464" calcext:value-type="float">
            <text:p>1.0062</text:p>
          </table:table-cell>
          <table:table-cell office:value-type="float" office:value="1.0061890483" calcext:value-type="float">
            <text:p>1.0062</text:p>
          </table:table-cell>
          <table:table-cell office:value-type="float" office:value="1.00618722974" calcext:value-type="float">
            <text:p>1.0062</text:p>
          </table:table-cell>
          <table:table-cell office:value-type="float" office:value="0.00000107254539573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80117295107" calcext:value-type="float">
            <text:p>0.9801</text:p>
          </table:table-cell>
          <table:table-cell office:value-type="float" office:value="0.980523006835" calcext:value-type="float">
            <text:p>0.9805</text:p>
          </table:table-cell>
          <table:table-cell office:value-type="float" office:value="0.980414529269" calcext:value-type="float">
            <text:p>0.9804</text:p>
          </table:table-cell>
          <table:table-cell office:value-type="float" office:value="0.0000750016679203" calcext:value-type="float">
            <text:p>0.0001</text:p>
          </table:table-cell>
          <table:table-cell office:value-type="float" office:value="0.980188371687" calcext:value-type="float">
            <text:p>0.9802</text:p>
          </table:table-cell>
          <table:table-cell office:value-type="float" office:value="0.980536962144" calcext:value-type="float">
            <text:p>0.9805</text:p>
          </table:table-cell>
          <table:table-cell office:value-type="float" office:value="0.980410333745" calcext:value-type="float">
            <text:p>0.9804</text:p>
          </table:table-cell>
          <table:table-cell office:value-type="float" office:value="0.0000766505587434" calcext:value-type="float">
            <text:p>0.0001</text:p>
          </table:table-cell>
          <table:table-cell office:value-type="float" office:value="0.979920363762" calcext:value-type="float">
            <text:p>0.9799</text:p>
          </table:table-cell>
          <table:table-cell office:value-type="float" office:value="0.980674879686" calcext:value-type="float">
            <text:p>0.9807</text:p>
          </table:table-cell>
          <table:table-cell office:value-type="float" office:value="0.98051071679" calcext:value-type="float">
            <text:p>0.9805</text:p>
          </table:table-cell>
          <table:table-cell office:value-type="float" office:value="0.000139821545093" calcext:value-type="float">
            <text:p>0.0001</text:p>
          </table:table-cell>
          <table:table-cell office:value-type="float" office:value="0.98038538946" calcext:value-type="float">
            <text:p>0.9804</text:p>
          </table:table-cell>
          <table:table-cell office:value-type="float" office:value="0.980557459898" calcext:value-type="float">
            <text:p>0.9806</text:p>
          </table:table-cell>
          <table:table-cell office:value-type="float" office:value="0.980450977919" calcext:value-type="float">
            <text:p>0.9805</text:p>
          </table:table-cell>
          <table:table-cell office:value-type="float" office:value="0.0000369154943342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943571682468" calcext:value-type="float">
            <text:p>0.9436</text:p>
          </table:table-cell>
          <table:table-cell office:value-type="float" office:value="0.974868627033" calcext:value-type="float">
            <text:p>0.9749</text:p>
          </table:table-cell>
          <table:table-cell office:value-type="float" office:value="0.960349112245" calcext:value-type="float">
            <text:p>0.9603</text:p>
          </table:table-cell>
          <table:table-cell office:value-type="float" office:value="0.00718962048861" calcext:value-type="float">
            <text:p>0.0072</text:p>
          </table:table-cell>
          <table:table-cell office:value-type="float" office:value="0.912946658542" calcext:value-type="float">
            <text:p>0.9129</text:p>
          </table:table-cell>
          <table:table-cell office:value-type="float" office:value="0.91693035243" calcext:value-type="float">
            <text:p>0.9169</text:p>
          </table:table-cell>
          <table:table-cell office:value-type="float" office:value="0.913753332136" calcext:value-type="float">
            <text:p>0.9138</text:p>
          </table:table-cell>
          <table:table-cell office:value-type="float" office:value="0.00121832174826" calcext:value-type="float">
            <text:p>0.0012</text:p>
          </table:table-cell>
          <table:table-cell office:value-type="float" office:value="0.912950630634" calcext:value-type="float">
            <text:p>0.9130</text:p>
          </table:table-cell>
          <table:table-cell office:value-type="float" office:value="0.916722164148" calcext:value-type="float">
            <text:p>0.9167</text:p>
          </table:table-cell>
          <table:table-cell office:value-type="float" office:value="0.913919638674" calcext:value-type="float">
            <text:p>0.9139</text:p>
          </table:table-cell>
          <table:table-cell office:value-type="float" office:value="0.00055895319634" calcext:value-type="float">
            <text:p>0.0006</text:p>
          </table:table-cell>
          <table:table-cell office:value-type="float" office:value="0.914094232756" calcext:value-type="float">
            <text:p>0.9141</text:p>
          </table:table-cell>
          <table:table-cell office:value-type="float" office:value="0.914384207069" calcext:value-type="float">
            <text:p>0.9144</text:p>
          </table:table-cell>
          <table:table-cell office:value-type="float" office:value="0.91426731892" calcext:value-type="float">
            <text:p>0.9143</text:p>
          </table:table-cell>
          <table:table-cell office:value-type="float" office:value="0.0000492350536426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8156193745" calcext:value-type="float">
            <text:p>0.8982</text:p>
          </table:table-cell>
          <table:table-cell office:value-type="float" office:value="0.955564696038" calcext:value-type="float">
            <text:p>0.9556</text:p>
          </table:table-cell>
          <table:table-cell office:value-type="float" office:value="0.951770438326" calcext:value-type="float">
            <text:p>0.9518</text:p>
          </table:table-cell>
          <table:table-cell office:value-type="float" office:value="0.0101498083428" calcext:value-type="float">
            <text:p>0.0101</text:p>
          </table:table-cell>
          <table:table-cell office:value-type="float" office:value="0.851554946507" calcext:value-type="float">
            <text:p>0.8516</text:p>
          </table:table-cell>
          <table:table-cell office:value-type="float" office:value="0.851709494986" calcext:value-type="float">
            <text:p>0.8517</text:p>
          </table:table-cell>
          <table:table-cell office:value-type="float" office:value="0.851641280132" calcext:value-type="float">
            <text:p>0.8516</text:p>
          </table:table-cell>
          <table:table-cell office:value-type="float" office:value="0.0000373454800099" calcext:value-type="float">
            <text:p>0.0000</text:p>
          </table:table-cell>
          <table:table-cell office:value-type="float" office:value="0.851622349343" calcext:value-type="float">
            <text:p>0.8516</text:p>
          </table:table-cell>
          <table:table-cell office:value-type="float" office:value="0.851843647411" calcext:value-type="float">
            <text:p>0.8518</text:p>
          </table:table-cell>
          <table:table-cell office:value-type="float" office:value="0.851745643649" calcext:value-type="float">
            <text:p>0.8517</text:p>
          </table:table-cell>
          <table:table-cell office:value-type="float" office:value="0.0000581698604707" calcext:value-type="float">
            <text:p>0.0001</text:p>
          </table:table-cell>
          <table:table-cell office:value-type="float" office:value="0.946753370899" calcext:value-type="float">
            <text:p>0.9468</text:p>
          </table:table-cell>
          <table:table-cell office:value-type="float" office:value="0.976250891978" calcext:value-type="float">
            <text:p>0.9763</text:p>
          </table:table-cell>
          <table:table-cell office:value-type="float" office:value="0.9630568767" calcext:value-type="float">
            <text:p>0.9631</text:p>
          </table:table-cell>
          <table:table-cell office:value-type="float" office:value="0.00681900712624" calcext:value-type="float">
            <text:p>0.0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79915061739" calcext:value-type="float">
            <text:p>0.9799</text:p>
          </table:table-cell>
          <table:table-cell office:value-type="float" office:value="0.980698156467" calcext:value-type="float">
            <text:p>0.9807</text:p>
          </table:table-cell>
          <table:table-cell office:value-type="float" office:value="0.980536157713" calcext:value-type="float">
            <text:p>0.9805</text:p>
          </table:table-cell>
          <table:table-cell office:value-type="float" office:value="0.000204700645588" calcext:value-type="float">
            <text:p>0.0002</text:p>
          </table:table-cell>
          <table:table-cell office:value-type="float" office:value="0.979606277224" calcext:value-type="float">
            <text:p>0.9796</text:p>
          </table:table-cell>
          <table:table-cell office:value-type="float" office:value="0.980135197106" calcext:value-type="float">
            <text:p>0.9801</text:p>
          </table:table-cell>
          <table:table-cell office:value-type="float" office:value="0.979891092526" calcext:value-type="float">
            <text:p>0.9799</text:p>
          </table:table-cell>
          <table:table-cell office:value-type="float" office:value="0.00012114742541" calcext:value-type="float">
            <text:p>0.0001</text:p>
          </table:table-cell>
          <table:table-cell office:value-type="float" office:value="0.979985263516" calcext:value-type="float">
            <text:p>0.9800</text:p>
          </table:table-cell>
          <table:table-cell office:value-type="float" office:value="0.980827174582" calcext:value-type="float">
            <text:p>0.9808</text:p>
          </table:table-cell>
          <table:table-cell office:value-type="float" office:value="0.980573419197" calcext:value-type="float">
            <text:p>0.9806</text:p>
          </table:table-cell>
          <table:table-cell office:value-type="float" office:value="0.000160072801105" calcext:value-type="float">
            <text:p>0.0002</text:p>
          </table:table-cell>
          <table:table-cell office:value-type="float" office:value="0.98049822717" calcext:value-type="float">
            <text:p>0.9805</text:p>
          </table:table-cell>
          <table:table-cell office:value-type="float" office:value="0.980676778683" calcext:value-type="float">
            <text:p>0.9807</text:p>
          </table:table-cell>
          <table:table-cell office:value-type="float" office:value="0.980588456425" calcext:value-type="float">
            <text:p>0.9806</text:p>
          </table:table-cell>
          <table:table-cell office:value-type="float" office:value="0.0000396990593395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64682873966" calcext:value-type="float">
            <text:p>0.9647</text:p>
          </table:table-cell>
          <table:table-cell office:value-type="float" office:value="0.972779285922" calcext:value-type="float">
            <text:p>0.9728</text:p>
          </table:table-cell>
          <table:table-cell office:value-type="float" office:value="0.968430923781" calcext:value-type="float">
            <text:p>0.9684</text:p>
          </table:table-cell>
          <table:table-cell office:value-type="float" office:value="0.00164625466352" calcext:value-type="float">
            <text:p>0.0016</text:p>
          </table:table-cell>
          <table:table-cell office:value-type="float" office:value="0.88023254289" calcext:value-type="float">
            <text:p>0.8802</text:p>
          </table:table-cell>
          <table:table-cell office:value-type="float" office:value="0.886117931696" calcext:value-type="float">
            <text:p>0.8861</text:p>
          </table:table-cell>
          <table:table-cell office:value-type="float" office:value="0.88229063463" calcext:value-type="float">
            <text:p>0.8823</text:p>
          </table:table-cell>
          <table:table-cell office:value-type="float" office:value="0.00145870188069" calcext:value-type="float">
            <text:p>0.0015</text:p>
          </table:table-cell>
          <table:table-cell office:value-type="float" office:value="0.87962216872" calcext:value-type="float">
            <text:p>0.8796</text:p>
          </table:table-cell>
          <table:table-cell office:value-type="float" office:value="0.886734920367" calcext:value-type="float">
            <text:p>0.8867</text:p>
          </table:table-cell>
          <table:table-cell office:value-type="float" office:value="0.882486598792" calcext:value-type="float">
            <text:p>0.8825</text:p>
          </table:table-cell>
          <table:table-cell office:value-type="float" office:value="0.00163847601219" calcext:value-type="float">
            <text:p>0.0016</text:p>
          </table:table-cell>
          <table:table-cell office:value-type="float" office:value="0.893559424871" calcext:value-type="float">
            <text:p>0.8936</text:p>
          </table:table-cell>
          <table:table-cell office:value-type="float" office:value="0.895575530816" calcext:value-type="float">
            <text:p>0.8956</text:p>
          </table:table-cell>
          <table:table-cell office:value-type="float" office:value="0.894917749816" calcext:value-type="float">
            <text:p>0.8949</text:p>
          </table:table-cell>
          <table:table-cell office:value-type="float" office:value="0.000365349733176" calcext:value-type="float">
            <text:p>0.0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61453107221" calcext:value-type="float">
            <text:p>0.9615</text:p>
          </table:table-cell>
          <table:table-cell office:value-type="float" office:value="0.976979349464" calcext:value-type="float">
            <text:p>0.9770</text:p>
          </table:table-cell>
          <table:table-cell office:value-type="float" office:value="0.971651246597" calcext:value-type="float">
            <text:p>0.9717</text:p>
          </table:table-cell>
          <table:table-cell office:value-type="float" office:value="0.00251336678014" calcext:value-type="float">
            <text:p>0.0025</text:p>
          </table:table-cell>
          <table:table-cell office:value-type="float" office:value="0.844552219274" calcext:value-type="float">
            <text:p>0.8446</text:p>
          </table:table-cell>
          <table:table-cell office:value-type="float" office:value="0.975950052535" calcext:value-type="float">
            <text:p>0.9760</text:p>
          </table:table-cell>
          <table:table-cell office:value-type="float" office:value="0.944774408046" calcext:value-type="float">
            <text:p>0.9448</text:p>
          </table:table-cell>
          <table:table-cell office:value-type="float" office:value="0.0517407718546" calcext:value-type="float">
            <text:p>0.0517</text:p>
          </table:table-cell>
          <table:table-cell office:value-type="float" office:value="0.822710705706" calcext:value-type="float">
            <text:p>0.8227</text:p>
          </table:table-cell>
          <table:table-cell office:value-type="float" office:value="0.966944062803" calcext:value-type="float">
            <text:p>0.9669</text:p>
          </table:table-cell>
          <table:table-cell office:value-type="float" office:value="0.854133044802" calcext:value-type="float">
            <text:p>0.8541</text:p>
          </table:table-cell>
          <table:table-cell office:value-type="float" office:value="0.0429693764268" calcext:value-type="float">
            <text:p>0.0430</text:p>
          </table:table-cell>
          <table:table-cell office:value-type="float" office:value="0.940999142032" calcext:value-type="float">
            <text:p>0.9410</text:p>
          </table:table-cell>
          <table:table-cell office:value-type="float" office:value="0.97469638984" calcext:value-type="float">
            <text:p>0.9747</text:p>
          </table:table-cell>
          <table:table-cell office:value-type="float" office:value="0.960738582098" calcext:value-type="float">
            <text:p>0.9607</text:p>
          </table:table-cell>
          <table:table-cell office:value-type="float" office:value="0.0128686137214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93012805005" calcext:value-type="float">
            <text:p>0.9930</text:p>
          </table:table-cell>
          <table:table-cell office:value-type="float" office:value="0.993049662626" calcext:value-type="float">
            <text:p>0.9930</text:p>
          </table:table-cell>
          <table:table-cell office:value-type="float" office:value="0.993027507543" calcext:value-type="float">
            <text:p>0.9930</text:p>
          </table:table-cell>
          <table:table-cell office:value-type="float" office:value="0.00000905721455423" calcext:value-type="float">
            <text:p>0.0000</text:p>
          </table:table-cell>
          <table:table-cell office:value-type="float" office:value="0.993002867851" calcext:value-type="float">
            <text:p>0.9930</text:p>
          </table:table-cell>
          <table:table-cell office:value-type="float" office:value="0.993034290783" calcext:value-type="float">
            <text:p>0.9930</text:p>
          </table:table-cell>
          <table:table-cell office:value-type="float" office:value="0.993014932707" calcext:value-type="float">
            <text:p>0.9930</text:p>
          </table:table-cell>
          <table:table-cell office:value-type="float" office:value="0.00000800065575511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993004456026" calcext:value-type="float">
            <text:p>0.9930</text:p>
          </table:table-cell>
          <table:table-cell office:value-type="float" office:value="0.0939268258644" calcext:value-type="float">
            <text:p>0.0939</text:p>
          </table:table-cell>
          <table:table-cell office:value-type="float" office:value="0.191342789469" calcext:value-type="float">
            <text:p>0.1913</text:p>
          </table:table-cell>
          <table:table-cell office:value-type="float" office:value="0.992978460063" calcext:value-type="float">
            <text:p>0.9930</text:p>
          </table:table-cell>
          <table:table-cell office:value-type="float" office:value="0.993003770965" calcext:value-type="float">
            <text:p>0.9930</text:p>
          </table:table-cell>
          <table:table-cell office:value-type="float" office:value="0.992990305462" calcext:value-type="float">
            <text:p>0.9930</text:p>
          </table:table-cell>
          <table:table-cell office:value-type="float" office:value="0.00000577150303209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8469396301" calcext:value-type="float">
            <text:p>0.9847</text:p>
          </table:table-cell>
          <table:table-cell office:value-type="float" office:value="0.98482363959" calcext:value-type="float">
            <text:p>0.9848</text:p>
          </table:table-cell>
          <table:table-cell office:value-type="float" office:value="0.984748615573" calcext:value-type="float">
            <text:p>0.9847</text:p>
          </table:table-cell>
          <table:table-cell office:value-type="float" office:value="0.0000315733202131" calcext:value-type="float">
            <text:p>0.0000</text:p>
          </table:table-cell>
          <table:table-cell office:value-type="float" office:value="0.984670703939" calcext:value-type="float">
            <text:p>0.9847</text:p>
          </table:table-cell>
          <table:table-cell office:value-type="float" office:value="0.984776090247" calcext:value-type="float">
            <text:p>0.9848</text:p>
          </table:table-cell>
          <table:table-cell office:value-type="float" office:value="0.984714621015" calcext:value-type="float">
            <text:p>0.9847</text:p>
          </table:table-cell>
          <table:table-cell office:value-type="float" office:value="0.0000240454920066" calcext:value-type="float">
            <text:p>0.0000</text:p>
          </table:table-cell>
          <table:table-cell office:value-type="float" office:value="0.984585073529" calcext:value-type="float">
            <text:p>0.9846</text:p>
          </table:table-cell>
          <table:table-cell office:value-type="float" office:value="0.984727876601" calcext:value-type="float">
            <text:p>0.9847</text:p>
          </table:table-cell>
          <table:table-cell office:value-type="float" office:value="0.98466820047" calcext:value-type="float">
            <text:p>0.9847</text:p>
          </table:table-cell>
          <table:table-cell office:value-type="float" office:value="0.0000346210923752" calcext:value-type="float">
            <text:p>0.0000</text:p>
          </table:table-cell>
          <table:table-cell office:value-type="float" office:value="0.984562866562" calcext:value-type="float">
            <text:p>0.9846</text:p>
          </table:table-cell>
          <table:table-cell office:value-type="float" office:value="0.984651036277" calcext:value-type="float">
            <text:p>0.9847</text:p>
          </table:table-cell>
          <table:table-cell office:value-type="float" office:value="0.984600498693" calcext:value-type="float">
            <text:p>0.9846</text:p>
          </table:table-cell>
          <table:table-cell office:value-type="float" office:value="0.0000208016084033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84669998977" calcext:value-type="float">
            <text:p>0.9847</text:p>
          </table:table-cell>
          <table:table-cell office:value-type="float" office:value="0.984832736084" calcext:value-type="float">
            <text:p>0.9848</text:p>
          </table:table-cell>
          <table:table-cell office:value-type="float" office:value="0.984747837551" calcext:value-type="float">
            <text:p>0.9847</text:p>
          </table:table-cell>
          <table:table-cell office:value-type="float" office:value="0.0000348399392607" calcext:value-type="float">
            <text:p>0.0000</text:p>
          </table:table-cell>
          <table:table-cell office:value-type="float" office:value="0.984628460111" calcext:value-type="float">
            <text:p>0.9846</text:p>
          </table:table-cell>
          <table:table-cell office:value-type="float" office:value="0.984789886451" calcext:value-type="float">
            <text:p>0.9848</text:p>
          </table:table-cell>
          <table:table-cell office:value-type="float" office:value="0.98471917726" calcext:value-type="float">
            <text:p>0.9847</text:p>
          </table:table-cell>
          <table:table-cell office:value-type="float" office:value="0.0000358983962977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984565875442" calcext:value-type="float">
            <text:p>0.9846</text:p>
          </table:table-cell>
          <table:table-cell office:value-type="float" office:value="0.984651315953" calcext:value-type="float">
            <text:p>0.9847</text:p>
          </table:table-cell>
          <table:table-cell office:value-type="float" office:value="0.984610248773" calcext:value-type="float">
            <text:p>0.9846</text:p>
          </table:table-cell>
          <table:table-cell office:value-type="float" office:value="0.0000227141141973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84614091504" calcext:value-type="float">
            <text:p>0.9846</text:p>
          </table:table-cell>
          <table:table-cell office:value-type="float" office:value="0.984745978335" calcext:value-type="float">
            <text:p>0.9847</text:p>
          </table:table-cell>
          <table:table-cell office:value-type="float" office:value="0.984664630768" calcext:value-type="float">
            <text:p>0.9847</text:p>
          </table:table-cell>
          <table:table-cell office:value-type="float" office:value="0.0000267810955211" calcext:value-type="float">
            <text:p>0.0000</text:p>
          </table:table-cell>
          <table:table-cell office:value-type="float" office:value="0.984603772726" calcext:value-type="float">
            <text:p>0.9846</text:p>
          </table:table-cell>
          <table:table-cell office:value-type="float" office:value="0.984742304652" calcext:value-type="float">
            <text:p>0.9847</text:p>
          </table:table-cell>
          <table:table-cell office:value-type="float" office:value="0.98466479376" calcext:value-type="float">
            <text:p>0.9847</text:p>
          </table:table-cell>
          <table:table-cell office:value-type="float" office:value="0.0000290812010472" calcext:value-type="float">
            <text:p>0.0000</text:p>
          </table:table-cell>
          <table:table-cell office:value-type="float" office:value="0.984590165111" calcext:value-type="float">
            <text:p>0.9846</text:p>
          </table:table-cell>
          <table:table-cell office:value-type="float" office:value="0.98472359522" calcext:value-type="float">
            <text:p>0.9847</text:p>
          </table:table-cell>
          <table:table-cell office:value-type="float" office:value="0.984653265863" calcext:value-type="float">
            <text:p>0.9847</text:p>
          </table:table-cell>
          <table:table-cell office:value-type="float" office:value="0.000029233782634" calcext:value-type="float">
            <text:p>0.0000</text:p>
          </table:table-cell>
          <table:table-cell office:value-type="float" office:value="0.984561724883" calcext:value-type="float">
            <text:p>0.9846</text:p>
          </table:table-cell>
          <table:table-cell office:value-type="float" office:value="0.984655149563" calcext:value-type="float">
            <text:p>0.9847</text:p>
          </table:table-cell>
          <table:table-cell office:value-type="float" office:value="0.984603535561" calcext:value-type="float">
            <text:p>0.9846</text:p>
          </table:table-cell>
          <table:table-cell office:value-type="float" office:value="0.0000224167354111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97023088581" calcext:value-type="float">
            <text:p>0.9970</text:p>
          </table:table-cell>
          <table:table-cell office:value-type="float" office:value="0.997024556678" calcext:value-type="float">
            <text:p>0.9970</text:p>
          </table:table-cell>
          <table:table-cell office:value-type="float" office:value="0.997023541869" calcext:value-type="float">
            <text:p>0.9970</text:p>
          </table:table-cell>
          <table:table-cell office:value-type="float" office:value="0.000000285436996776" calcext:value-type="float">
            <text:p>0.0000</text:p>
          </table:table-cell>
          <table:table-cell office:value-type="float" office:value="0.997023126758" calcext:value-type="float">
            <text:p>0.9970</text:p>
          </table:table-cell>
          <table:table-cell office:value-type="float" office:value="0.997028763383" calcext:value-type="float">
            <text:p>0.9970</text:p>
          </table:table-cell>
          <table:table-cell office:value-type="float" office:value="0.997023863025" calcext:value-type="float">
            <text:p>0.9970</text:p>
          </table:table-cell>
          <table:table-cell office:value-type="float" office:value="0.000000953082863513" calcext:value-type="float">
            <text:p>0.0000</text:p>
          </table:table-cell>
          <table:table-cell office:value-type="float" office:value="0.997015204466" calcext:value-type="float">
            <text:p>0.9970</text:p>
          </table:table-cell>
          <table:table-cell office:value-type="float" office:value="0.997030708049" calcext:value-type="float">
            <text:p>0.9970</text:p>
          </table:table-cell>
          <table:table-cell office:value-type="float" office:value="0.997020569227" calcext:value-type="float">
            <text:p>0.9970</text:p>
          </table:table-cell>
          <table:table-cell office:value-type="float" office:value="0.00000329080223649" calcext:value-type="float">
            <text:p>0.0000</text:p>
          </table:table-cell>
          <table:table-cell office:value-type="float" office:value="0.997018737547" calcext:value-type="float">
            <text:p>0.9970</text:p>
          </table:table-cell>
          <table:table-cell office:value-type="float" office:value="0.997020474788" calcext:value-type="float">
            <text:p>0.9970</text:p>
          </table:table-cell>
          <table:table-cell office:value-type="float" office:value="0.997020176217" calcext:value-type="float">
            <text:p>0.9970</text:p>
          </table:table-cell>
          <table:table-cell office:value-type="float" office:value="0.000000351696232502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97022836269" calcext:value-type="float">
            <text:p>0.9970</text:p>
          </table:table-cell>
          <table:table-cell office:value-type="float" office:value="0.997040702823" calcext:value-type="float">
            <text:p>0.9970</text:p>
          </table:table-cell>
          <table:table-cell office:value-type="float" office:value="0.997023987324" calcext:value-type="float">
            <text:p>0.9970</text:p>
          </table:table-cell>
          <table:table-cell office:value-type="float" office:value="0.0000028970505679" calcext:value-type="float">
            <text:p>0.0000</text:p>
          </table:table-cell>
          <table:table-cell office:value-type="float" office:value="0.997022747001" calcext:value-type="float">
            <text:p>0.9970</text:p>
          </table:table-cell>
          <table:table-cell office:value-type="float" office:value="0.99702494064" calcext:value-type="float">
            <text:p>0.9970</text:p>
          </table:table-cell>
          <table:table-cell office:value-type="float" office:value="0.99702360877" calcext:value-type="float">
            <text:p>0.9970</text:p>
          </table:table-cell>
          <table:table-cell office:value-type="float" office:value="0.000000569072118558" calcext:value-type="float">
            <text:p>0.0000</text:p>
          </table:table-cell>
          <table:table-cell office:value-type="float" office:value="0.997016551857" calcext:value-type="float">
            <text:p>0.9970</text:p>
          </table:table-cell>
          <table:table-cell office:value-type="float" office:value="0.997024044284" calcext:value-type="float">
            <text:p>0.9970</text:p>
          </table:table-cell>
          <table:table-cell office:value-type="float" office:value="0.997020198468" calcext:value-type="float">
            <text:p>0.9970</text:p>
          </table:table-cell>
          <table:table-cell office:value-type="float" office:value="0.00000220847150859" calcext:value-type="float">
            <text:p>0.0000</text:p>
          </table:table-cell>
          <table:table-cell office:value-type="float" office:value="0.997019650461" calcext:value-type="float">
            <text:p>0.9970</text:p>
          </table:table-cell>
          <table:table-cell office:value-type="float" office:value="0.997020787664" calcext:value-type="float">
            <text:p>0.9970</text:p>
          </table:table-cell>
          <table:table-cell office:value-type="float" office:value="0.99702020551" calcext:value-type="float">
            <text:p>0.9970</text:p>
          </table:table-cell>
          <table:table-cell office:value-type="float" office:value="0.000000269330891674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88186080866" calcext:value-type="float">
            <text:p>0.9882</text:p>
          </table:table-cell>
          <table:table-cell office:value-type="float" office:value="0.988368359149" calcext:value-type="float">
            <text:p>0.9884</text:p>
          </table:table-cell>
          <table:table-cell office:value-type="float" office:value="0.988285081265" calcext:value-type="float">
            <text:p>0.9883</text:p>
          </table:table-cell>
          <table:table-cell office:value-type="float" office:value="0.0000526325427873" calcext:value-type="float">
            <text:p>0.0001</text:p>
          </table:table-cell>
          <table:table-cell office:value-type="float" office:value="0.98816395934" calcext:value-type="float">
            <text:p>0.9882</text:p>
          </table:table-cell>
          <table:table-cell office:value-type="float" office:value="0.988378186909" calcext:value-type="float">
            <text:p>0.9884</text:p>
          </table:table-cell>
          <table:table-cell office:value-type="float" office:value="0.988273602107" calcext:value-type="float">
            <text:p>0.9883</text:p>
          </table:table-cell>
          <table:table-cell office:value-type="float" office:value="0.0000507421910492" calcext:value-type="float">
            <text:p>0.0001</text:p>
          </table:table-cell>
          <table:table-cell office:value-type="float" office:value="0.613583999247" calcext:value-type="float">
            <text:p>0.6136</text:p>
          </table:table-cell>
          <table:table-cell office:value-type="float" office:value="0.988387346572" calcext:value-type="float">
            <text:p>0.9884</text:p>
          </table:table-cell>
          <table:table-cell office:value-type="float" office:value="0.883217977707" calcext:value-type="float">
            <text:p>0.8832</text:p>
          </table:table-cell>
          <table:table-cell office:value-type="float" office:value="0.110884627476" calcext:value-type="float">
            <text:p>0.1109</text:p>
          </table:table-cell>
          <table:table-cell office:value-type="float" office:value="0.988119252216" calcext:value-type="float">
            <text:p>0.9881</text:p>
          </table:table-cell>
          <table:table-cell office:value-type="float" office:value="0.988222387913" calcext:value-type="float">
            <text:p>0.9882</text:p>
          </table:table-cell>
          <table:table-cell office:value-type="float" office:value="0.988155549643" calcext:value-type="float">
            <text:p>0.9882</text:p>
          </table:table-cell>
          <table:table-cell office:value-type="float" office:value="0.0000388249723783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6567432381" calcext:value-type="float">
            <text:p>0.9657</text:p>
          </table:table-cell>
          <table:table-cell office:value-type="float" office:value="0.968933020853" calcext:value-type="float">
            <text:p>0.9689</text:p>
          </table:table-cell>
          <table:table-cell office:value-type="float" office:value="0.967605132799" calcext:value-type="float">
            <text:p>0.9676</text:p>
          </table:table-cell>
          <table:table-cell office:value-type="float" office:value="0.00069686694927" calcext:value-type="float">
            <text:p>0.0007</text:p>
          </table:table-cell>
          <table:table-cell office:value-type="float" office:value="0.944317085749" calcext:value-type="float">
            <text:p>0.9443</text:p>
          </table:table-cell>
          <table:table-cell office:value-type="float" office:value="0.967618081889" calcext:value-type="float">
            <text:p>0.9676</text:p>
          </table:table-cell>
          <table:table-cell office:value-type="float" office:value="0.963224600392" calcext:value-type="float">
            <text:p>0.9632</text:p>
          </table:table-cell>
          <table:table-cell office:value-type="float" office:value="0.00404151098331" calcext:value-type="float">
            <text:p>0.0040</text:p>
          </table:table-cell>
          <table:table-cell office:value-type="float" office:value="0.834157225784" calcext:value-type="float">
            <text:p>0.8342</text:p>
          </table:table-cell>
          <table:table-cell office:value-type="float" office:value="0.965457990972" calcext:value-type="float">
            <text:p>0.9655</text:p>
          </table:table-cell>
          <table:table-cell office:value-type="float" office:value="0.956498631963" calcext:value-type="float">
            <text:p>0.9565</text:p>
          </table:table-cell>
          <table:table-cell office:value-type="float" office:value="0.0247146573227" calcext:value-type="float">
            <text:p>0.0247</text:p>
          </table:table-cell>
          <table:table-cell office:value-type="float" office:value="0.982109902881" calcext:value-type="float">
            <text:p>0.9821</text:p>
          </table:table-cell>
          <table:table-cell office:value-type="float" office:value="0.982880619299" calcext:value-type="float">
            <text:p>0.9829</text:p>
          </table:table-cell>
          <table:table-cell office:value-type="float" office:value="0.98252090691" calcext:value-type="float">
            <text:p>0.9825</text:p>
          </table:table-cell>
          <table:table-cell office:value-type="float" office:value="0.000164267032317" calcext:value-type="float">
            <text:p>0.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90086978607" calcext:value-type="float">
            <text:p>0.9901</text:p>
          </table:table-cell>
          <table:table-cell office:value-type="float" office:value="0.990761398741" calcext:value-type="float">
            <text:p>0.9908</text:p>
          </table:table-cell>
          <table:table-cell office:value-type="float" office:value="0.990423976571" calcext:value-type="float">
            <text:p>0.9904</text:p>
          </table:table-cell>
          <table:table-cell office:value-type="float" office:value="0.000215455030468" calcext:value-type="float">
            <text:p>0.0002</text:p>
          </table:table-cell>
          <table:table-cell office:value-type="float" office:value="0.988753549547" calcext:value-type="float">
            <text:p>0.9888</text:p>
          </table:table-cell>
          <table:table-cell office:value-type="float" office:value="0.990990472926" calcext:value-type="float">
            <text:p>0.9910</text:p>
          </table:table-cell>
          <table:table-cell office:value-type="float" office:value="0.990438612474" calcext:value-type="float">
            <text:p>0.9904</text:p>
          </table:table-cell>
          <table:table-cell office:value-type="float" office:value="0.000510219913806" calcext:value-type="float">
            <text:p>0.0005</text:p>
          </table:table-cell>
          <table:table-cell office:value-type="float" office:value="0.803085165118" calcext:value-type="float">
            <text:p>0.8031</text:p>
          </table:table-cell>
          <table:table-cell office:value-type="float" office:value="0.991949864703" calcext:value-type="float">
            <text:p>0.9919</text:p>
          </table:table-cell>
          <table:table-cell office:value-type="float" office:value="0.968853013189" calcext:value-type="float">
            <text:p>0.9689</text:p>
          </table:table-cell>
          <table:table-cell office:value-type="float" office:value="0.0592572462467" calcext:value-type="float">
            <text:p>0.0593</text:p>
          </table:table-cell>
          <table:table-cell office:value-type="float" office:value="0.994376996848" calcext:value-type="float">
            <text:p>0.9944</text:p>
          </table:table-cell>
          <table:table-cell office:value-type="float" office:value="0.994854795883" calcext:value-type="float">
            <text:p>0.9949</text:p>
          </table:table-cell>
          <table:table-cell office:value-type="float" office:value="0.994674453993" calcext:value-type="float">
            <text:p>0.9947</text:p>
          </table:table-cell>
          <table:table-cell office:value-type="float" office:value="0.000102467171834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869110235358" calcext:value-type="float">
            <text:p>0.8691</text:p>
          </table:table-cell>
          <table:table-cell office:value-type="float" office:value="0.893995004695" calcext:value-type="float">
            <text:p>0.8940</text:p>
          </table:table-cell>
          <table:table-cell office:value-type="float" office:value="0.882924395664" calcext:value-type="float">
            <text:p>0.8829</text:p>
          </table:table-cell>
          <table:table-cell office:value-type="float" office:value="0.00651516084207" calcext:value-type="float">
            <text:p>0.0065</text:p>
          </table:table-cell>
          <table:table-cell office:value-type="float" office:value="0.451028152829" calcext:value-type="float">
            <text:p>0.4510</text:p>
          </table:table-cell>
          <table:table-cell office:value-type="float" office:value="0.659588888121" calcext:value-type="float">
            <text:p>0.6596</text:p>
          </table:table-cell>
          <table:table-cell office:value-type="float" office:value="0.576888149787" calcext:value-type="float">
            <text:p>0.5769</text:p>
          </table:table-cell>
          <table:table-cell office:value-type="float" office:value="0.0302485609111" calcext:value-type="float">
            <text:p>0.0302</text:p>
          </table:table-cell>
          <table:table-cell office:value-type="float" office:value="0.000478777170034" calcext:value-type="float">
            <text:p>0.0005</text:p>
          </table:table-cell>
          <table:table-cell office:value-type="float" office:value="0.624571614564" calcext:value-type="float">
            <text:p>0.6246</text:p>
          </table:table-cell>
          <table:table-cell office:value-type="float" office:value="0.377554344022" calcext:value-type="float">
            <text:p>0.3776</text:p>
          </table:table-cell>
          <table:table-cell office:value-type="float" office:value="0.19652643196" calcext:value-type="float">
            <text:p>0.1965</text:p>
          </table:table-cell>
          <table:table-cell office:value-type="float" office:value="0.579700433023" calcext:value-type="float">
            <text:p>0.5797</text:p>
          </table:table-cell>
          <table:table-cell office:value-type="float" office:value="0.823693986168" calcext:value-type="float">
            <text:p>0.8237</text:p>
          </table:table-cell>
          <table:table-cell office:value-type="float" office:value="0.69886065897" calcext:value-type="float">
            <text:p>0.6989</text:p>
          </table:table-cell>
          <table:table-cell office:value-type="float" office:value="0.115640741552" calcext:value-type="float">
            <text:p>0.1156</text:p>
          </table:table-cell>
          <table:table-cell table:number-columns-repeated="5"/>
        </table:table-row>
        <table:table-row table:style-name="ro1">
          <table:table-cell table:style-name="ce15"/>
          <table:table-cell table:formula="of:=AVERAGE([.B29:.B47])" office:value-type="float" office:value="0.972209246920632" calcext:value-type="float">
            <text:p>0.9722</text:p>
          </table:table-cell>
          <table:table-cell table:formula="of:=AVERAGE([.C29:.C47])" office:value-type="float" office:value="0.979936695110263" calcext:value-type="float">
            <text:p>0.9799</text:p>
          </table:table-cell>
          <table:table-cell table:style-name="ce18" table:formula="of:=AVERAGE([.D29:.D47])" office:value-type="float" office:value="0.977676676451789" calcext:value-type="float">
            <text:p>0.9777</text:p>
          </table:table-cell>
          <table:table-cell table:formula="of:=AVERAGE([.E29:.E47])" office:value-type="float" office:value="0.00159064072298419" calcext:value-type="float">
            <text:p>0.0016</text:p>
          </table:table-cell>
          <table:table-cell table:formula="of:=AVERAGE([.F29:.F47])" office:value-type="float" office:value="0.932248030466948" calcext:value-type="float">
            <text:p>0.9322</text:p>
          </table:table-cell>
          <table:table-cell table:formula="of:=AVERAGE([.G29:.G47])" office:value-type="float" office:value="0.954386229835842" calcext:value-type="float">
            <text:p>0.9544</text:p>
          </table:table-cell>
          <table:table-cell table:style-name="ce18" table:formula="of:=AVERAGE([.H29:.H47])" office:value-type="float" office:value="0.947544792947789" calcext:value-type="float">
            <text:p>0.9475</text:p>
          </table:table-cell>
          <table:table-cell table:formula="of:=AVERAGE([.I29:.I47])" office:value-type="float" office:value="0.00521908277643013" calcext:value-type="float">
            <text:p>0.0052</text:p>
          </table:table-cell>
          <table:table-cell table:formula="of:=AVERAGE([.J29:.J47])" office:value-type="float" office:value="0.754244955021002" calcext:value-type="float">
            <text:p>0.7542</text:p>
          </table:table-cell>
          <table:table-cell table:formula="of:=AVERAGE([.K29:.K47])" office:value-type="float" office:value="0.900530509661684" calcext:value-type="float">
            <text:p>0.9005</text:p>
          </table:table-cell>
          <table:table-cell table:style-name="ce18" table:formula="of:=AVERAGE([.L29:.L47])" office:value-type="float" office:value="0.824277838283653" calcext:value-type="float">
            <text:p>0.8243</text:p>
          </table:table-cell>
          <table:table-cell table:formula="of:=AVERAGE([.M29:.M47])" office:value-type="float" office:value="0.037743097038427" calcext:value-type="float">
            <text:p>0.0377</text:p>
          </table:table-cell>
          <table:table-cell table:formula="of:=AVERAGE([.N29:.N47])" office:value-type="float" office:value="0.952517500824526" calcext:value-type="float">
            <text:p>0.9525</text:p>
          </table:table-cell>
          <table:table-cell table:formula="of:=AVERAGE([.O29:.O47])" office:value-type="float" office:value="0.971229640877263" calcext:value-type="float">
            <text:p>0.9712</text:p>
          </table:table-cell>
          <table:table-cell table:style-name="ce18" table:formula="of:=AVERAGE([.P29:.P47])" office:value-type="float" office:value="0.962895597288526" calcext:value-type="float">
            <text:p>0.9629</text:p>
          </table:table-cell>
          <table:table-cell table:formula="of:=AVERAGE([.Q29:.Q47])" office:value-type="float" office:value="0.00772997788785442" calcext:value-type="float">
            <text:p>0.0077</text:p>
          </table:table-cell>
          <table:table-cell table:number-columns-repeated="5"/>
        </table:table-row>
      </table:table>
      <table:table table:name="Tunning" table:style-name="ta1">
        <office:forms form:automatic-focus="false" form:apply-design-mode="false"/>
        <table:shapes>
          <draw:frame draw:z-index="0" draw:style-name="gr1" draw:text-style-name="P1" svg:width="659.31pt" svg:height="370.86pt" svg:x="517.35pt" svg:y="135.61pt">
            <draw:object draw:notify-on-update-of-ranges="Tunning.J5:Tunning.O5 Tunning.I6:Tunning.I6 Tunning.J6:Tunning.O6 Tunning.I7:Tunning.I7 Tunning.J7:Tunning.O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633689720786" calcext:value-type="float">
            <text:p>0.633689720786</text:p>
          </table:table-cell>
          <table:table-cell office:value-type="float" office:value="0.994751845024" calcext:value-type="float">
            <text:p>0.994751845024</text:p>
          </table:table-cell>
          <table:table-cell office:value-type="float" office:value="0.98790275522" calcext:value-type="float">
            <text:p>0.98790275522</text:p>
          </table:table-cell>
          <table:table-cell office:value-type="float" office:value="0.986127578788" calcext:value-type="float">
            <text:p>0.986127578788</text:p>
          </table:table-cell>
          <table:table-cell office:value-type="float" office:value="0.940990972551" calcext:value-type="float">
            <text:p>0.940990972551</text:p>
          </table:table-cell>
          <table:table-cell office:value-type="float" office:value="0.870726625495" calcext:value-type="float">
            <text:p>0.870726625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77363172028" calcext:value-type="float">
            <text:p>0.877363172028</text:p>
          </table:table-cell>
          <table:table-cell office:value-type="float" office:value="0.998880032291" calcext:value-type="float">
            <text:p>0.998880032291</text:p>
          </table:table-cell>
          <table:table-cell office:value-type="float" office:value="0.998438034197" calcext:value-type="float">
            <text:p>0.998438034197</text:p>
          </table:table-cell>
          <table:table-cell office:value-type="float" office:value="0.998085995988" calcext:value-type="float">
            <text:p>0.998085995988</text:p>
          </table:table-cell>
          <table:table-cell office:value-type="float" office:value="0.997695951506" calcext:value-type="float">
            <text:p>0.997695951506</text:p>
          </table:table-cell>
          <table:table-cell office:value-type="float" office:value="0.997268796481" calcext:value-type="float">
            <text:p>0.997268796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4060339465" calcext:value-type="float">
            <text:p>0.934060339465</text:p>
          </table:table-cell>
          <table:table-cell office:value-type="float" office:value="0.997284967659" calcext:value-type="float">
            <text:p>0.997284967659</text:p>
          </table:table-cell>
          <table:table-cell office:value-type="float" office:value="0.99725423507" calcext:value-type="float">
            <text:p>0.99725423507</text:p>
          </table:table-cell>
          <table:table-cell office:value-type="float" office:value="0.997107400791" calcext:value-type="float">
            <text:p>0.997107400791</text:p>
          </table:table-cell>
          <table:table-cell office:value-type="float" office:value="0.996961030019" calcext:value-type="float">
            <text:p>0.996961030019</text:p>
          </table:table-cell>
          <table:table-cell office:value-type="float" office:value="0.996465883767" calcext:value-type="float">
            <text:p>0.996465883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5254462129" calcext:value-type="float">
            <text:p>0.985254462129</text:p>
          </table:table-cell>
          <table:table-cell office:value-type="float" office:value="0.998600026257" calcext:value-type="float">
            <text:p>0.998600026257</text:p>
          </table:table-cell>
          <table:table-cell office:value-type="float" office:value="0.998515744444" calcext:value-type="float">
            <text:p>0.998515744444</text:p>
          </table:table-cell>
          <table:table-cell office:value-type="float" office:value="0.998521111589" calcext:value-type="float">
            <text:p>0.998521111589</text:p>
          </table:table-cell>
          <table:table-cell office:value-type="float" office:value="0.998467982444" calcext:value-type="float">
            <text:p>0.998467982444</text:p>
          </table:table-cell>
          <table:table-cell office:value-type="float" office:value="0.99847607801" calcext:value-type="float">
            <text:p>0.99847607801</text:p>
          </table:table-cell>
          <table:table-cell/>
          <table:table-cell table:style-name="ce11" office:value-type="string" calcext:value-type="string">
            <text:p>Factor de distancia inicial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3477973167" calcext:value-type="float">
            <text:p>0.893477973167</text:p>
          </table:table-cell>
          <table:table-cell office:value-type="float" office:value="0.895825814042" calcext:value-type="float">
            <text:p>0.895825814042</text:p>
          </table:table-cell>
          <table:table-cell office:value-type="float" office:value="0.94029594857" calcext:value-type="float">
            <text:p>0.94029594857</text:p>
          </table:table-cell>
          <table:table-cell office:value-type="float" office:value="0.943248387788" calcext:value-type="float">
            <text:p>0.943248387788</text:p>
          </table:table-cell>
          <table:table-cell office:value-type="float" office:value="0.932698412246" calcext:value-type="float">
            <text:p>0.932698412246</text:p>
          </table:table-cell>
          <table:table-cell office:value-type="float" office:value="0.927106234192" calcext:value-type="float">
            <text:p>0.927106234192</text:p>
          </table:table-cell>
          <table:table-cell/>
          <table:table-cell table:style-name="ce12" office:value-type="string" calcext:value-type="string">
            <text:p>Dos objetivos</text:p>
          </table:table-cell>
          <table:table-cell table:style-name="ce11" office:value-type="float" office:value="0.701893295263087" calcext:value-type="float">
            <text:p>0.702</text:p>
          </table:table-cell>
          <table:table-cell table:style-name="ce11" office:value-type="float" office:value="0.972235509793435" calcext:value-type="float">
            <text:p>0.972</text:p>
          </table:table-cell>
          <table:table-cell table:style-name="ce11" office:value-type="float" office:value="0.978525793575261" calcext:value-type="float">
            <text:p>0.979</text:p>
          </table:table-cell>
          <table:table-cell table:style-name="ce11" office:value-type="float" office:value="0.974889341077652" calcext:value-type="float">
            <text:p>0.975</text:p>
          </table:table-cell>
          <table:table-cell table:style-name="ce11" office:value-type="float" office:value="0.967189663075739" calcext:value-type="float">
            <text:p>0.967</text:p>
          </table:table-cell>
          <table:table-cell table:style-name="ce11" office:value-type="float" office:value="0.962501031018087" calcext:value-type="float">
            <text:p>0.963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16432929666" calcext:value-type="float">
            <text:p>0.816432929666</text:p>
          </table:table-cell>
          <table:table-cell office:value-type="float" office:value="0.891172151006" calcext:value-type="float">
            <text:p>0.891172151006</text:p>
          </table:table-cell>
          <table:table-cell office:value-type="float" office:value="0.929527901209" calcext:value-type="float">
            <text:p>0.929527901209</text:p>
          </table:table-cell>
          <table:table-cell office:value-type="float" office:value="0.920497269428" calcext:value-type="float">
            <text:p>0.920497269428</text:p>
          </table:table-cell>
          <table:table-cell office:value-type="float" office:value="0.91920996087" calcext:value-type="float">
            <text:p>0.91920996087</text:p>
          </table:table-cell>
          <table:table-cell office:value-type="float" office:value="0.916870667137" calcext:value-type="float">
            <text:p>0.916870667137</text:p>
          </table:table-cell>
          <table:table-cell/>
          <table:table-cell table:style-name="ce12" office:value-type="string" calcext:value-type="string">
            <text:p>Tres objetivos</text:p>
          </table:table-cell>
          <table:table-cell table:style-name="ce11" office:value-type="float" office:value="0.750252246233984" calcext:value-type="float">
            <text:p>0.750</text:p>
          </table:table-cell>
          <table:table-cell table:style-name="ce11" office:value-type="float" office:value="0.957612084808105" calcext:value-type="float">
            <text:p>0.958</text:p>
          </table:table-cell>
          <table:table-cell table:style-name="ce11" office:value-type="float" office:value="0.964797044457684" calcext:value-type="float">
            <text:p>0.965</text:p>
          </table:table-cell>
          <table:table-cell table:style-name="ce11" office:value-type="float" office:value="0.961651186050263" calcext:value-type="float">
            <text:p>0.962</text:p>
          </table:table-cell>
          <table:table-cell table:style-name="ce11" office:value-type="float" office:value="0.958978297448632" calcext:value-type="float">
            <text:p>0.959</text:p>
          </table:table-cell>
          <table:table-cell table:style-name="ce11" office:value-type="float" office:value="0.957583083779737" calcext:value-type="float">
            <text:p>0.958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489482422" calcext:value-type="float">
            <text:p>0.990489482422</text:p>
          </table:table-cell>
          <table:table-cell office:value-type="float" office:value="0.998826806398" calcext:value-type="float">
            <text:p>0.998826806398</text:p>
          </table:table-cell>
          <table:table-cell office:value-type="float" office:value="0.998821636024" calcext:value-type="float">
            <text:p>0.998821636024</text:p>
          </table:table-cell>
          <table:table-cell office:value-type="float" office:value="0.998803116562" calcext:value-type="float">
            <text:p>0.998803116562</text:p>
          </table:table-cell>
          <table:table-cell office:value-type="float" office:value="0.998788147981" calcext:value-type="float">
            <text:p>0.998788147981</text:p>
          </table:table-cell>
          <table:table-cell office:value-type="float" office:value="0.998771460895" calcext:value-type="float">
            <text:p>0.998771460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2351383143" calcext:value-type="float">
            <text:p>0.822351383143</text:p>
          </table:table-cell>
          <table:table-cell office:value-type="float" office:value="0.960100262426" calcext:value-type="float">
            <text:p>0.960100262426</text:p>
          </table:table-cell>
          <table:table-cell office:value-type="float" office:value="0.958242814131" calcext:value-type="float">
            <text:p>0.958242814131</text:p>
          </table:table-cell>
          <table:table-cell office:value-type="float" office:value="0.956984041141" calcext:value-type="float">
            <text:p>0.956984041141</text:p>
          </table:table-cell>
          <table:table-cell office:value-type="float" office:value="0.954315630694" calcext:value-type="float">
            <text:p>0.954315630694</text:p>
          </table:table-cell>
          <table:table-cell office:value-type="float" office:value="0.953857902257" calcext:value-type="float">
            <text:p>0.953857902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05122430678" calcext:value-type="float">
            <text:p>0.805122430678</text:p>
          </table:table-cell>
          <table:table-cell office:value-type="float" office:value="0.902132359816" calcext:value-type="float">
            <text:p>0.902132359816</text:p>
          </table:table-cell>
          <table:table-cell office:value-type="float" office:value="0.980112776676" calcext:value-type="float">
            <text:p>0.980112776676</text:p>
          </table:table-cell>
          <table:table-cell office:value-type="float" office:value="0.966952664065" calcext:value-type="float">
            <text:p>0.966952664065</text:p>
          </table:table-cell>
          <table:table-cell office:value-type="float" office:value="0.926511515847" calcext:value-type="float">
            <text:p>0.926511515847</text:p>
          </table:table-cell>
          <table:table-cell office:value-type="float" office:value="0.95241018093" calcext:value-type="float">
            <text:p>0.95241018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" calcext:value-type="float">
            <text:p>0</text:p>
          </table:table-cell>
          <table:table-cell office:value-type="float" office:value="0.99934062632" calcext:value-type="float">
            <text:p>0.99934062632</text:p>
          </table:table-cell>
          <table:table-cell office:value-type="float" office:value="0.999340794054" calcext:value-type="float">
            <text:p>0.999340794054</text:p>
          </table:table-cell>
          <table:table-cell office:value-type="float" office:value="0.999340722827" calcext:value-type="float">
            <text:p>0.999340722827</text:p>
          </table:table-cell>
          <table:table-cell office:value-type="float" office:value="0.999339935852" calcext:value-type="float">
            <text:p>0.999339935852</text:p>
          </table:table-cell>
          <table:table-cell office:value-type="float" office:value="0.999340452897" calcext:value-type="float">
            <text:p>0.9993404528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7938120994" calcext:value-type="float">
            <text:p>0.997938120994</text:p>
          </table:table-cell>
          <table:table-cell office:value-type="float" office:value="0.999042936377" calcext:value-type="float">
            <text:p>0.999042936377</text:p>
          </table:table-cell>
          <table:table-cell office:value-type="float" office:value="0.999043003469" calcext:value-type="float">
            <text:p>0.999043003469</text:p>
          </table:table-cell>
          <table:table-cell office:value-type="float" office:value="0.999043899345" calcext:value-type="float">
            <text:p>0.999043899345</text:p>
          </table:table-cell>
          <table:table-cell office:value-type="float" office:value="0.99904247207" calcext:value-type="float">
            <text:p>0.99904247207</text:p>
          </table:table-cell>
          <table:table-cell office:value-type="float" office:value="0.999042779882" calcext:value-type="float">
            <text:p>0.999042779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" calcext:value-type="float">
            <text:p>0</text:p>
          </table:table-cell>
          <table:table-cell office:value-type="float" office:value="0.970499166559" calcext:value-type="float">
            <text:p>0.970499166559</text:p>
          </table:table-cell>
          <table:table-cell office:value-type="float" office:value="0.999042546853" calcext:value-type="float">
            <text:p>0.999042546853</text:p>
          </table:table-cell>
          <table:table-cell office:value-type="float" office:value="0.999042750522" calcext:value-type="float">
            <text:p>0.999042750522</text:p>
          </table:table-cell>
          <table:table-cell office:value-type="float" office:value="0.999043556824" calcext:value-type="float">
            <text:p>0.999043556824</text:p>
          </table:table-cell>
          <table:table-cell office:value-type="float" office:value="0.999043004087" calcext:value-type="float">
            <text:p>0.999043004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683649307574" calcext:value-type="float">
            <text:p>0.683649307574</text:p>
          </table:table-cell>
          <table:table-cell office:value-type="float" office:value="0.999043302667" calcext:value-type="float">
            <text:p>0.999043302667</text:p>
          </table:table-cell>
          <table:table-cell office:value-type="float" office:value="0.999042643729" calcext:value-type="float">
            <text:p>0.999042643729</text:p>
          </table:table-cell>
          <table:table-cell office:value-type="float" office:value="0.999042832579" calcext:value-type="float">
            <text:p>0.999042832579</text:p>
          </table:table-cell>
          <table:table-cell office:value-type="float" office:value="0.99904222957" calcext:value-type="float">
            <text:p>0.99904222957</text:p>
          </table:table-cell>
          <table:table-cell office:value-type="float" office:value="0.999041530447" calcext:value-type="float">
            <text:p>0.999041530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7938120994" calcext:value-type="float">
            <text:p>0.997938120994</text:p>
          </table:table-cell>
          <table:table-cell office:value-type="float" office:value="0.999042936377" calcext:value-type="float">
            <text:p>0.999042936377</text:p>
          </table:table-cell>
          <table:table-cell office:value-type="float" office:value="0.999043003469" calcext:value-type="float">
            <text:p>0.999043003469</text:p>
          </table:table-cell>
          <table:table-cell office:value-type="float" office:value="0.999043899345" calcext:value-type="float">
            <text:p>0.999043899345</text:p>
          </table:table-cell>
          <table:table-cell office:value-type="float" office:value="0.99904247207" calcext:value-type="float">
            <text:p>0.99904247207</text:p>
          </table:table-cell>
          <table:table-cell office:value-type="float" office:value="0.999042779882" calcext:value-type="float">
            <text:p>0.999042779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904096914" calcext:value-type="float">
            <text:p>0.99904096914</text:p>
          </table:table-cell>
          <table:table-cell office:value-type="float" office:value="0.999042218231" calcext:value-type="float">
            <text:p>0.999042218231</text:p>
          </table:table-cell>
          <table:table-cell office:value-type="float" office:value="0.999041534413" calcext:value-type="float">
            <text:p>0.999041534413</text:p>
          </table:table-cell>
          <table:table-cell office:value-type="float" office:value="0.99904196598" calcext:value-type="float">
            <text:p>0.99904196598</text:p>
          </table:table-cell>
          <table:table-cell office:value-type="float" office:value="0.99904124152" calcext:value-type="float">
            <text:p>0.99904124152</text:p>
          </table:table-cell>
          <table:table-cell office:value-type="float" office:value="0.999042363262" calcext:value-type="float">
            <text:p>0.999042363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643214769439" calcext:value-type="float">
            <text:p>0.643214769439</text:p>
          </table:table-cell>
          <table:table-cell office:value-type="float" office:value="0.999570115452" calcext:value-type="float">
            <text:p>0.999570115452</text:p>
          </table:table-cell>
          <table:table-cell office:value-type="float" office:value="0.999570081411" calcext:value-type="float">
            <text:p>0.999570081411</text:p>
          </table:table-cell>
          <table:table-cell office:value-type="float" office:value="0.999570109981" calcext:value-type="float">
            <text:p>0.999570109981</text:p>
          </table:table-cell>
          <table:table-cell office:value-type="float" office:value="0.999570111615" calcext:value-type="float">
            <text:p>0.999570111615</text:p>
          </table:table-cell>
          <table:table-cell office:value-type="float" office:value="0.999570139459" calcext:value-type="float">
            <text:p>0.999570139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752594152903" calcext:value-type="float">
            <text:p>0.752594152903</text:p>
          </table:table-cell>
          <table:table-cell office:value-type="float" office:value="0.997985569849" calcext:value-type="float">
            <text:p>0.997985569849</text:p>
          </table:table-cell>
          <table:table-cell office:value-type="float" office:value="0.997936083831" calcext:value-type="float">
            <text:p>0.997936083831</text:p>
          </table:table-cell>
          <table:table-cell office:value-type="float" office:value="0.997907044417" calcext:value-type="float">
            <text:p>0.997907044417</text:p>
          </table:table-cell>
          <table:table-cell office:value-type="float" office:value="0.997819518602" calcext:value-type="float">
            <text:p>0.997819518602</text:p>
          </table:table-cell>
          <table:table-cell office:value-type="float" office:value="0.99780718825" calcext:value-type="float">
            <text:p>0.99780718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0446911372" calcext:value-type="float">
            <text:p>0.990446911372</text:p>
          </table:table-cell>
          <table:table-cell office:value-type="float" office:value="0.997987270821" calcext:value-type="float">
            <text:p>0.997987270821</text:p>
          </table:table-cell>
          <table:table-cell office:value-type="float" office:value="0.998007855017" calcext:value-type="float">
            <text:p>0.998007855017</text:p>
          </table:table-cell>
          <table:table-cell office:value-type="float" office:value="0.997962480789" calcext:value-type="float">
            <text:p>0.997962480789</text:p>
          </table:table-cell>
          <table:table-cell office:value-type="float" office:value="0.997955531161" calcext:value-type="float">
            <text:p>0.997955531161</text:p>
          </table:table-cell>
          <table:table-cell office:value-type="float" office:value="0.997869550072" calcext:value-type="float">
            <text:p>0.997869550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650359861669" calcext:value-type="float">
            <text:p>0.650359861669</text:p>
          </table:table-cell>
          <table:table-cell office:value-type="float" office:value="0.911430163459" calcext:value-type="float">
            <text:p>0.911430163459</text:p>
          </table:table-cell>
          <table:table-cell office:value-type="float" office:value="0.898492921881" calcext:value-type="float">
            <text:p>0.898492921881</text:p>
          </table:table-cell>
          <table:table-cell office:value-type="float" office:value="0.893580645925" calcext:value-type="float">
            <text:p>0.893580645925</text:p>
          </table:table-cell>
          <table:table-cell office:value-type="float" office:value="0.878559674118" calcext:value-type="float">
            <text:p>0.878559674118</text:p>
          </table:table-cell>
          <table:table-cell office:value-type="float" office:value="0.869813563135" calcext:value-type="float">
            <text:p>0.869813563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72540143718" calcext:value-type="float">
            <text:p>0.972540143718</text:p>
          </table:table-cell>
          <table:table-cell office:value-type="float" office:value="0.983527285488" calcext:value-type="float">
            <text:p>0.983527285488</text:p>
          </table:table-cell>
          <table:table-cell office:value-type="float" office:value="0.982863591204" calcext:value-type="float">
            <text:p>0.982863591204</text:p>
          </table:table-cell>
          <table:table-cell office:value-type="float" office:value="0.982181868405" calcext:value-type="float">
            <text:p>0.982181868405</text:p>
          </table:table-cell>
          <table:table-cell office:value-type="float" office:value="0.981676727145" calcext:value-type="float">
            <text:p>0.981676727145</text:p>
          </table:table-cell>
          <table:table-cell office:value-type="float" office:value="0.981289457887" calcext:value-type="float">
            <text:p>0.981289457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204340064618" calcext:value-type="float">
            <text:p>0.0204340064618</text:p>
          </table:table-cell>
          <table:table-cell office:value-type="float" office:value="0.963923310849" calcext:value-type="float">
            <text:p>0.963923310849</text:p>
          </table:table-cell>
          <table:table-cell office:value-type="float" office:value="0.959529325546" calcext:value-type="float">
            <text:p>0.959529325546</text:p>
          </table:table-cell>
          <table:table-cell office:value-type="float" office:value="0.9408388882" calcext:value-type="float">
            <text:p>0.9408388882</text:p>
          </table:table-cell>
          <table:table-cell office:value-type="float" office:value="0.920466235848" calcext:value-type="float">
            <text:p>0.920466235848</text:p>
          </table:table-cell>
          <table:table-cell office:value-type="float" office:value="0.893367283865" calcext:value-type="float">
            <text:p>0.893367283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0398418522662" calcext:value-type="float">
            <text:p>0.0398418522662</text:p>
          </table:table-cell>
          <table:table-cell office:value-type="float" office:value="0.908084991559" calcext:value-type="float">
            <text:p>0.908084991559</text:p>
          </table:table-cell>
          <table:table-cell office:value-type="float" office:value="0.889414103183" calcext:value-type="float">
            <text:p>0.889414103183</text:p>
          </table:table-cell>
          <table:table-cell office:value-type="float" office:value="0.853069826855" calcext:value-type="float">
            <text:p>0.853069826855</text:p>
          </table:table-cell>
          <table:table-cell office:value-type="float" office:value="0.812837442144" calcext:value-type="float">
            <text:p>0.812837442144</text:p>
          </table:table-cell>
          <table:table-cell office:value-type="float" office:value="0.794869577145" calcext:value-type="float">
            <text:p>0.794869577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637305681036" calcext:value-type="float">
            <text:p>0.637305681036</text:p>
          </table:table-cell>
          <table:table-cell office:value-type="float" office:value="0.995322566322" calcext:value-type="float">
            <text:p>0.995322566322</text:p>
          </table:table-cell>
          <table:table-cell office:value-type="float" office:value="0.99661391863" calcext:value-type="float">
            <text:p>0.99661391863</text:p>
          </table:table-cell>
          <table:table-cell office:value-type="float" office:value="0.996460343476" calcext:value-type="float">
            <text:p>0.996460343476</text:p>
          </table:table-cell>
          <table:table-cell office:value-type="float" office:value="0.996285498045" calcext:value-type="float">
            <text:p>0.996285498045</text:p>
          </table:table-cell>
          <table:table-cell office:value-type="float" office:value="0.996430213982" calcext:value-type="float">
            <text:p>0.996430213982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701893295263087" calcext:value-type="float">
            <text:p>0.701893295263087</text:p>
          </table:table-cell>
          <table:table-cell table:formula="of:=AVERAGE([.C2:.C24])" office:value-type="float" office:value="0.972235509793435" calcext:value-type="float">
            <text:p>0.972235509793435</text:p>
          </table:table-cell>
          <table:table-cell table:formula="of:=AVERAGE([.D2:.D24])" office:value-type="float" office:value="0.978525793575261" calcext:value-type="float">
            <text:p>0.978525793575261</text:p>
          </table:table-cell>
          <table:table-cell table:formula="of:=AVERAGE([.E2:.E24])" office:value-type="float" office:value="0.974889341077652" calcext:value-type="float">
            <text:p>0.974889341077652</text:p>
          </table:table-cell>
          <table:table-cell table:formula="of:=AVERAGE([.F2:.F24])" office:value-type="float" office:value="0.967189663075739" calcext:value-type="float">
            <text:p>0.967189663075739</text:p>
          </table:table-cell>
          <table:table-cell table:formula="of:=AVERAGE([.G2:.G24])" office:value-type="float" office:value="0.962501031018087" calcext:value-type="float">
            <text:p>0.96250103101808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833706834386" calcext:value-type="float">
            <text:p>0.833706834386</text:p>
          </table:table-cell>
          <table:table-cell office:value-type="float" office:value="0.992934346946" calcext:value-type="float">
            <text:p>0.992934346946</text:p>
          </table:table-cell>
          <table:table-cell office:value-type="float" office:value="0.992308528505" calcext:value-type="float">
            <text:p>0.992308528505</text:p>
          </table:table-cell>
          <table:table-cell office:value-type="float" office:value="0.991673530716" calcext:value-type="float">
            <text:p>0.991673530716</text:p>
          </table:table-cell>
          <table:table-cell office:value-type="float" office:value="0.982890356083" calcext:value-type="float">
            <text:p>0.982890356083</text:p>
          </table:table-cell>
          <table:table-cell office:value-type="float" office:value="0.967727435262" calcext:value-type="float">
            <text:p>0.9677274352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191785979" calcext:value-type="float">
            <text:p>0.920191785979</text:p>
          </table:table-cell>
          <table:table-cell office:value-type="float" office:value="0.997121771926" calcext:value-type="float">
            <text:p>0.997121771926</text:p>
          </table:table-cell>
          <table:table-cell office:value-type="float" office:value="0.997008595898" calcext:value-type="float">
            <text:p>0.997008595898</text:p>
          </table:table-cell>
          <table:table-cell office:value-type="float" office:value="0.996899909718" calcext:value-type="float">
            <text:p>0.996899909718</text:p>
          </table:table-cell>
          <table:table-cell office:value-type="float" office:value="0.99686898442" calcext:value-type="float">
            <text:p>0.99686898442</text:p>
          </table:table-cell>
          <table:table-cell office:value-type="float" office:value="0.996707320384" calcext:value-type="float">
            <text:p>0.996707320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6" office:value-type="float" office:value="0.99999" calcext:value-type="float">
            <text:p>0.9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7774846533" calcext:value-type="float">
            <text:p>0.97774846533</text:p>
          </table:table-cell>
          <table:table-cell office:value-type="float" office:value="0.980153635568" calcext:value-type="float">
            <text:p>0.980153635568</text:p>
          </table:table-cell>
          <table:table-cell office:value-type="float" office:value="0.980172837855" calcext:value-type="float">
            <text:p>0.980172837855</text:p>
          </table:table-cell>
          <table:table-cell office:value-type="float" office:value="0.98008597048" calcext:value-type="float">
            <text:p>0.98008597048</text:p>
          </table:table-cell>
          <table:table-cell office:value-type="float" office:value="0.980130032284" calcext:value-type="float">
            <text:p>0.980130032284</text:p>
          </table:table-cell>
          <table:table-cell office:value-type="float" office:value="0.980147847896" calcext:value-type="float">
            <text:p>0.980147847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909833814258" calcext:value-type="float">
            <text:p>0.909833814258</text:p>
          </table:table-cell>
          <table:table-cell office:value-type="float" office:value="0.910836095587" calcext:value-type="float">
            <text:p>0.910836095587</text:p>
          </table:table-cell>
          <table:table-cell office:value-type="float" office:value="0.93947798493" calcext:value-type="float">
            <text:p>0.93947798493</text:p>
          </table:table-cell>
          <table:table-cell office:value-type="float" office:value="0.940116743686" calcext:value-type="float">
            <text:p>0.940116743686</text:p>
          </table:table-cell>
          <table:table-cell office:value-type="float" office:value="0.935953696804" calcext:value-type="float">
            <text:p>0.935953696804</text:p>
          </table:table-cell>
          <table:table-cell office:value-type="float" office:value="0.926987223805" calcext:value-type="float">
            <text:p>0.926987223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1816339601" calcext:value-type="float">
            <text:p>0.851816339601</text:p>
          </table:table-cell>
          <table:table-cell office:value-type="float" office:value="0.912801983817" calcext:value-type="float">
            <text:p>0.912801983817</text:p>
          </table:table-cell>
          <table:table-cell office:value-type="float" office:value="0.927739942056" calcext:value-type="float">
            <text:p>0.927739942056</text:p>
          </table:table-cell>
          <table:table-cell office:value-type="float" office:value="0.92693549272" calcext:value-type="float">
            <text:p>0.92693549272</text:p>
          </table:table-cell>
          <table:table-cell office:value-type="float" office:value="0.924351028113" calcext:value-type="float">
            <text:p>0.924351028113</text:p>
          </table:table-cell>
          <table:table-cell office:value-type="float" office:value="0.925259326951" calcext:value-type="float">
            <text:p>0.925259326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78340066919" calcext:value-type="float">
            <text:p>0.978340066919</text:p>
          </table:table-cell>
          <table:table-cell office:value-type="float" office:value="0.980666819063" calcext:value-type="float">
            <text:p>0.980666819063</text:p>
          </table:table-cell>
          <table:table-cell office:value-type="float" office:value="0.980672431053" calcext:value-type="float">
            <text:p>0.980672431053</text:p>
          </table:table-cell>
          <table:table-cell office:value-type="float" office:value="0.980636376903" calcext:value-type="float">
            <text:p>0.980636376903</text:p>
          </table:table-cell>
          <table:table-cell office:value-type="float" office:value="0.98062587109" calcext:value-type="float">
            <text:p>0.98062587109</text:p>
          </table:table-cell>
          <table:table-cell office:value-type="float" office:value="0.98062867822" calcext:value-type="float">
            <text:p>0.98062867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77985506784" calcext:value-type="float">
            <text:p>0.877985506784</text:p>
          </table:table-cell>
          <table:table-cell office:value-type="float" office:value="0.960220485652" calcext:value-type="float">
            <text:p>0.960220485652</text:p>
          </table:table-cell>
          <table:table-cell office:value-type="float" office:value="0.960314519835" calcext:value-type="float">
            <text:p>0.960314519835</text:p>
          </table:table-cell>
          <table:table-cell office:value-type="float" office:value="0.959163426508" calcext:value-type="float">
            <text:p>0.959163426508</text:p>
          </table:table-cell>
          <table:table-cell office:value-type="float" office:value="0.959710787018" calcext:value-type="float">
            <text:p>0.959710787018</text:p>
          </table:table-cell>
          <table:table-cell office:value-type="float" office:value="0.958681764251" calcext:value-type="float">
            <text:p>0.958681764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6920870839" calcext:value-type="float">
            <text:p>0.826920870839</text:p>
          </table:table-cell>
          <table:table-cell office:value-type="float" office:value="0.865797906774" calcext:value-type="float">
            <text:p>0.865797906774</text:p>
          </table:table-cell>
          <table:table-cell office:value-type="float" office:value="0.959881738162" calcext:value-type="float">
            <text:p>0.959881738162</text:p>
          </table:table-cell>
          <table:table-cell office:value-type="float" office:value="0.934777011221" calcext:value-type="float">
            <text:p>0.934777011221</text:p>
          </table:table-cell>
          <table:table-cell office:value-type="float" office:value="0.931619934412" calcext:value-type="float">
            <text:p>0.931619934412</text:p>
          </table:table-cell>
          <table:table-cell office:value-type="float" office:value="0.910587001924" calcext:value-type="float">
            <text:p>0.910587001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" calcext:value-type="float">
            <text:p>0</text:p>
          </table:table-cell>
          <table:table-cell office:value-type="float" office:value="0.972861338918" calcext:value-type="float">
            <text:p>0.972861338918</text:p>
          </table:table-cell>
          <table:table-cell office:value-type="float" office:value="0.993111258608" calcext:value-type="float">
            <text:p>0.993111258608</text:p>
          </table:table-cell>
          <table:table-cell office:value-type="float" office:value="0.993107951925" calcext:value-type="float">
            <text:p>0.993107951925</text:p>
          </table:table-cell>
          <table:table-cell office:value-type="float" office:value="0.972863787549" calcext:value-type="float">
            <text:p>0.972863787549</text:p>
          </table:table-cell>
          <table:table-cell office:value-type="float" office:value="0.99310864361" calcext:value-type="float">
            <text:p>0.99310864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84947588454" calcext:value-type="float">
            <text:p>0.984947588454</text:p>
          </table:table-cell>
          <table:table-cell office:value-type="float" office:value="0.985026411439" calcext:value-type="float">
            <text:p>0.985026411439</text:p>
          </table:table-cell>
          <table:table-cell office:value-type="float" office:value="0.985013447799" calcext:value-type="float">
            <text:p>0.985013447799</text:p>
          </table:table-cell>
          <table:table-cell office:value-type="float" office:value="0.98501719797" calcext:value-type="float">
            <text:p>0.98501719797</text:p>
          </table:table-cell>
          <table:table-cell office:value-type="float" office:value="0.985010814962" calcext:value-type="float">
            <text:p>0.985010814962</text:p>
          </table:table-cell>
          <table:table-cell office:value-type="float" office:value="0.985012996558" calcext:value-type="float">
            <text:p>0.985012996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" calcext:value-type="float">
            <text:p>0</text:p>
          </table:table-cell>
          <table:table-cell office:value-type="float" office:value="0.985006458686" calcext:value-type="float">
            <text:p>0.985006458686</text:p>
          </table:table-cell>
          <table:table-cell office:value-type="float" office:value="0.985006525721" calcext:value-type="float">
            <text:p>0.985006525721</text:p>
          </table:table-cell>
          <table:table-cell office:value-type="float" office:value="0.985002379458" calcext:value-type="float">
            <text:p>0.985002379458</text:p>
          </table:table-cell>
          <table:table-cell office:value-type="float" office:value="0.985023799664" calcext:value-type="float">
            <text:p>0.985023799664</text:p>
          </table:table-cell>
          <table:table-cell office:value-type="float" office:value="0.985010088369" calcext:value-type="float">
            <text:p>0.985010088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5591126424" calcext:value-type="float">
            <text:p>0.915591126424</text:p>
          </table:table-cell>
          <table:table-cell office:value-type="float" office:value="0.984783904388" calcext:value-type="float">
            <text:p>0.984783904388</text:p>
          </table:table-cell>
          <table:table-cell office:value-type="float" office:value="0.984783934737" calcext:value-type="float">
            <text:p>0.984783934737</text:p>
          </table:table-cell>
          <table:table-cell office:value-type="float" office:value="0.984770351954" calcext:value-type="float">
            <text:p>0.984770351954</text:p>
          </table:table-cell>
          <table:table-cell office:value-type="float" office:value="0.984780622682" calcext:value-type="float">
            <text:p>0.984780622682</text:p>
          </table:table-cell>
          <table:table-cell office:value-type="float" office:value="0.984779842847" calcext:value-type="float">
            <text:p>0.984779842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96178007529" calcext:value-type="float">
            <text:p>0.996178007529</text:p>
          </table:table-cell>
          <table:table-cell office:value-type="float" office:value="0.997026670709" calcext:value-type="float">
            <text:p>0.997026670709</text:p>
          </table:table-cell>
          <table:table-cell office:value-type="float" office:value="0.997024681941" calcext:value-type="float">
            <text:p>0.997024681941</text:p>
          </table:table-cell>
          <table:table-cell office:value-type="float" office:value="0.997024673745" calcext:value-type="float">
            <text:p>0.997024673745</text:p>
          </table:table-cell>
          <table:table-cell office:value-type="float" office:value="0.997025947813" calcext:value-type="float">
            <text:p>0.997025947813</text:p>
          </table:table-cell>
          <table:table-cell office:value-type="float" office:value="0.997024514853" calcext:value-type="float">
            <text:p>0.997024514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97025623747" calcext:value-type="float">
            <text:p>0.997025623747</text:p>
          </table:table-cell>
          <table:table-cell office:value-type="float" office:value="0.99702570678" calcext:value-type="float">
            <text:p>0.99702570678</text:p>
          </table:table-cell>
          <table:table-cell office:value-type="float" office:value="0.997027053553" calcext:value-type="float">
            <text:p>0.997027053553</text:p>
          </table:table-cell>
          <table:table-cell office:value-type="float" office:value="0.997025933001" calcext:value-type="float">
            <text:p>0.997025933001</text:p>
          </table:table-cell>
          <table:table-cell office:value-type="float" office:value="0.99702597794" calcext:value-type="float">
            <text:p>0.99702597794</text:p>
          </table:table-cell>
          <table:table-cell office:value-type="float" office:value="0.99702635175" calcext:value-type="float">
            <text:p>0.9970263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613486507659" calcext:value-type="float">
            <text:p>0.613486507659</text:p>
          </table:table-cell>
          <table:table-cell office:value-type="float" office:value="0.988526195262" calcext:value-type="float">
            <text:p>0.988526195262</text:p>
          </table:table-cell>
          <table:table-cell office:value-type="float" office:value="0.988508863895" calcext:value-type="float">
            <text:p>0.988508863895</text:p>
          </table:table-cell>
          <table:table-cell office:value-type="float" office:value="0.988498542646" calcext:value-type="float">
            <text:p>0.988498542646</text:p>
          </table:table-cell>
          <table:table-cell office:value-type="float" office:value="0.988504872851" calcext:value-type="float">
            <text:p>0.988504872851</text:p>
          </table:table-cell>
          <table:table-cell office:value-type="float" office:value="0.988512404694" calcext:value-type="float">
            <text:p>0.988512404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97222942183" calcext:value-type="float">
            <text:p>0.697222942183</text:p>
          </table:table-cell>
          <table:table-cell office:value-type="float" office:value="0.946025061107" calcext:value-type="float">
            <text:p>0.946025061107</text:p>
          </table:table-cell>
          <table:table-cell office:value-type="float" office:value="0.944236012872" calcext:value-type="float">
            <text:p>0.944236012872</text:p>
          </table:table-cell>
          <table:table-cell office:value-type="float" office:value="0.944595722628" calcext:value-type="float">
            <text:p>0.944595722628</text:p>
          </table:table-cell>
          <table:table-cell office:value-type="float" office:value="0.94288953548" calcext:value-type="float">
            <text:p>0.94288953548</text:p>
          </table:table-cell>
          <table:table-cell office:value-type="float" office:value="0.942663265643" calcext:value-type="float">
            <text:p>0.942663265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42745410772" calcext:value-type="float">
            <text:p>0.842745410772</text:p>
          </table:table-cell>
          <table:table-cell office:value-type="float" office:value="0.981334107263" calcext:value-type="float">
            <text:p>0.981334107263</text:p>
          </table:table-cell>
          <table:table-cell office:value-type="float" office:value="0.981079304906" calcext:value-type="float">
            <text:p>0.981079304906</text:p>
          </table:table-cell>
          <table:table-cell office:value-type="float" office:value="0.980628829778" calcext:value-type="float">
            <text:p>0.980628829778</text:p>
          </table:table-cell>
          <table:table-cell office:value-type="float" office:value="0.979900770434" calcext:value-type="float">
            <text:p>0.979900770434</text:p>
          </table:table-cell>
          <table:table-cell office:value-type="float" office:value="0.979810262754" calcext:value-type="float">
            <text:p>0.97981026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0310617875817" calcext:value-type="float">
            <text:p>0.0310617875817</text:p>
          </table:table-cell>
          <table:table-cell office:value-type="float" office:value="0.756490711469" calcext:value-type="float">
            <text:p>0.756490711469</text:p>
          </table:table-cell>
          <table:table-cell office:value-type="float" office:value="0.73778618237" calcext:value-type="float">
            <text:p>0.73778618237</text:p>
          </table:table-cell>
          <table:table-cell office:value-type="float" office:value="0.705422489898" calcext:value-type="float">
            <text:p>0.705422489898</text:p>
          </table:table-cell>
          <table:table-cell office:value-type="float" office:value="0.695420831925" calcext:value-type="float">
            <text:p>0.695420831925</text:p>
          </table:table-cell>
          <table:table-cell office:value-type="float" office:value="0.694413622044" calcext:value-type="float">
            <text:p>0.694413622044</text:p>
          </table:table-cell>
          <table:table-cell table:number-columns-repeated="8"/>
        </table:table-row>
        <table:table-row table:style-name="ro1">
          <table:table-cell/>
          <table:table-cell table:formula="of:=AVERAGE([.B27:.B45])" office:value-type="float" office:value="0.750252246233984" calcext:value-type="float">
            <text:p>0.750252246233984</text:p>
          </table:table-cell>
          <table:table-cell table:formula="of:=AVERAGE([.C27:.C45])" office:value-type="float" office:value="0.957612084808105" calcext:value-type="float">
            <text:p>0.957612084808105</text:p>
          </table:table-cell>
          <table:table-cell table:formula="of:=AVERAGE([.D27:.D45])" office:value-type="float" office:value="0.964797044457684" calcext:value-type="float">
            <text:p>0.964797044457684</text:p>
          </table:table-cell>
          <table:table-cell table:formula="of:=AVERAGE([.E27:.E45])" office:value-type="float" office:value="0.961651186050263" calcext:value-type="float">
            <text:p>0.961651186050263</text:p>
          </table:table-cell>
          <table:table-cell table:formula="of:=AVERAGE([.F27:.F45])" office:value-type="float" office:value="0.958978297448632" calcext:value-type="float">
            <text:p>0.958978297448632</text:p>
          </table:table-cell>
          <table:table-cell table:formula="of:=AVERAGE([.G27:.G45])" office:value-type="float" office:value="0.957583083779737" calcext:value-type="float">
            <text:p>0.9575830837797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0:39:22.891847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22:13.074617634</meta:creation-date>
    <dc:date>2020-07-07T10:45:53.160076042</dc:date>
    <meta:editing-duration>PT5H37M53S</meta:editing-duration>
    <meta:editing-cycles>37</meta:editing-cycles>
    <meta:generator>LibreOffice/6.0.7.3$Linux_X86_64 LibreOffice_project/00m0$Build-3</meta:generator>
    <meta:document-statistic meta:table-count="2" meta:cell-count="1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6cm" svg:height="13.084cm" xlink:href=".." xlink:type="simple" chart:class="chart:line" chart:style-name="ch1">
        <chart:title svg:x="7.882cm" svg:y="0.397cm" chart:style-name="ch2">
          <text:p>Análisis del factor de distancia inicial</text:p>
        </chart:title>
        <chart:legend chart:legend-position="end" svg:x="19.746cm" svg:y="5.994cm" style:legend-expansion="high" chart:style-name="ch3"/>
        <chart:plot-area chart:style-name="ch4" table:cell-range-address="Tunning.I5:Tunning.O7" chart:data-source-has-labels="both" svg:x="1.476cm" svg:y="1.437cm" svg:width="17.805cm" svg:height="10.405cm">
          <chartooo:coordinate-region svg:x="2.574cm" svg:y="1.637cm" svg:width="16.467cm" svg:height="9.558cm"/>
          <chart:axis chart:dimension="x" chart:name="primary-x" chart:style-name="ch5" chartooo:axis-type="auto">
            <chartooo:date-scale/>
            <chart:title svg:x="8.495cm" svg:y="12.103cm" chart:style-name="ch6">
              <text:p>Factor de distancia inicial</text:p>
            </chart:title>
            <chart:categories table:cell-range-address="Tunning.J5:Tunning.O5"/>
          </chart:axis>
          <chart:axis chart:dimension="y" chart:name="primary-y" chart:style-name="ch7">
            <chart:title svg:x="0.451cm" svg:y="7.86cm" chart:style-name="ch8">
              <text:p>HV normalizado</text:p>
            </chart:title>
            <chart:grid chart:style-name="ch9" chart:class="major"/>
          </chart:axis>
          <chart:series chart:style-name="ch10" chart:values-cell-range-address="Tunning.J6:Tunning.O6" chart:label-cell-address="Tunning.I6:Tunning.I6" chart:class="chart:line">
            <chart:data-point chart:repeated="6"/>
          </chart:series>
          <chart:series chart:style-name="ch11" chart:values-cell-range-address="Tunning.J7:Tunning.O7" chart:label-cell-address="Tunning.I7:Tunning.I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unning.J5:Tunning.O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Dos objetivos</text:p>
                <draw:g>
                  <svg:desc>Tunning.I6:Tunning.I6</svg:desc>
                </draw:g>
              </table:table-cell>
              <table:table-cell office:value-type="float" office:value="0.701893295263087">
                <text:p>0.701893295263087</text:p>
                <draw:g>
                  <svg:desc>Tunning.J6:Tunning.O6</svg:desc>
                </draw:g>
              </table:table-cell>
              <table:table-cell office:value-type="float" office:value="0.972235509793435">
                <text:p>0.972235509793435</text:p>
              </table:table-cell>
              <table:table-cell office:value-type="float" office:value="0.978525793575261">
                <text:p>0.978525793575261</text:p>
              </table:table-cell>
              <table:table-cell office:value-type="float" office:value="0.974889341077652">
                <text:p>0.974889341077652</text:p>
              </table:table-cell>
              <table:table-cell office:value-type="float" office:value="0.967189663075739">
                <text:p>0.967189663075739</text:p>
              </table:table-cell>
              <table:table-cell office:value-type="float" office:value="0.962501031018087">
                <text:p>0.962501031018087</text:p>
              </table:table-cell>
            </table:table-row>
            <table:table-row>
              <table:table-cell office:value-type="string">
                <text:p>Tres objetivos</text:p>
                <draw:g>
                  <svg:desc>Tunning.I7:Tunning.I7</svg:desc>
                </draw:g>
              </table:table-cell>
              <table:table-cell office:value-type="float" office:value="0.750252246233984">
                <text:p>0.750252246233984</text:p>
                <draw:g>
                  <svg:desc>Tunning.J7:Tunning.O7</svg:desc>
                </draw:g>
              </table:table-cell>
              <table:table-cell office:value-type="float" office:value="0.957612084808105">
                <text:p>0.957612084808105</text:p>
              </table:table-cell>
              <table:table-cell office:value-type="float" office:value="0.964797044457684">
                <text:p>0.964797044457684</text:p>
              </table:table-cell>
              <table:table-cell office:value-type="float" office:value="0.961651186050263">
                <text:p>0.961651186050263</text:p>
              </table:table-cell>
              <table:table-cell office:value-type="float" office:value="0.958978297448632">
                <text:p>0.958978297448632</text:p>
              </table:table-cell>
              <table:table-cell office:value-type="float" office:value="0.957583083779737">
                <text:p>0.95758308377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